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ffffff" draw:textarea-horizontal-align="center" draw:textarea-vertical-align="middle"/>
    </style:style>
    <style:style style:name="gr2" style:family="graphic" style:parent-style-name="standard">
      <style:graphic-properties draw:fill-color="#ffffff" draw:textarea-horizontal-align="center" draw:textarea-vertical-align="middle"/>
    </style:style>
    <style:style style:name="gr3" style:family="graphic" style:parent-style-name="standard">
      <style:graphic-properties draw:fill="solid" draw:fill-color="#e6e6ff" draw:textarea-horizontal-align="center" draw:textarea-vertical-align="middl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svg:stroke-width="0cm" svg:stroke-color="#000000" draw:marker-start-width="0cm" draw:marker-end="Arrow" draw:marker-end-width="0.2cm" draw:textarea-horizontal-align="center" draw:textarea-vertical-align="middle"/>
    </style:style>
    <style:style style:name="gr6" style:family="graphic" style:parent-style-name="standard">
      <style:graphic-properties svg:stroke-width="0.1cm" svg:stroke-color="#0000ff" draw:marker-start-width="0.15cm" draw:marker-end="Arrow" draw:marker-end-width="0.2cm" draw:textarea-horizontal-align="center" draw:textarea-vertical-align="middle" fo:padding-top="0.175cm" fo:padding-bottom="0.175cm" fo:padding-left="0.3cm" fo:padding-right="0.3cm"/>
    </style:style>
    <style:style style:name="gr7" style:family="graphic" style:parent-style-name="standard">
      <style:graphic-properties svg:stroke-width="0.1cm" svg:stroke-color="#eb613d" draw:marker-start-width="0cm" draw:marker-end="Arrow" draw:marker-end-width="0.2cm" draw:textarea-horizontal-align="center" draw:textarea-vertical-align="middle" fo:padding-top="0.175cm" fo:padding-bottom="0.175cm" fo:padding-left="0.3cm" fo:padding-right="0.3cm"/>
    </style:style>
    <style:style style:name="gr8" style:family="graphic" style:parent-style-name="standard">
      <style:graphic-properties svg:stroke-width="0.1cm" svg:stroke-color="#ff0000" draw:marker-start-width="0cm" draw:marker-end="Arrow" draw:marker-end-width="0.2cm" draw:textarea-horizontal-align="center" draw:textarea-vertical-align="middle" fo:padding-top="0.175cm" fo:padding-bottom="0.175cm" fo:padding-left="0.3cm" fo:padding-right="0.3cm"/>
    </style:style>
    <style:style style:name="gr9" style:family="graphic" style:parent-style-name="standard">
      <style:graphic-properties draw:marker-end="Arrow" draw:marker-end-width="0.3cm" draw:textarea-horizontal-align="center" draw:textarea-vertical-align="middle"/>
    </style:style>
    <style:style style:name="gr10" style:family="graphic" style:parent-style-name="standard">
      <style:graphic-properties draw:stroke="none" svg:stroke-color="#000000" draw:fill="none" draw:fill-color="#ffffff" draw:auto-grow-height="true" draw:auto-grow-width="false" fo:max-height="0cm" fo:min-height="7.25cm"/>
    </style:style>
    <style:style style:name="gr11" style:family="graphic" style:parent-style-name="standard">
      <style:graphic-properties draw:stroke="none" svg:stroke-color="#000000" draw:fill="none" draw:fill-color="#ffffff" draw:auto-grow-height="true" draw:auto-grow-width="false" fo:max-height="0cm" fo:min-height="6cm"/>
    </style:style>
    <style:style style:name="gr12" style:family="graphic" style:parent-style-name="standard">
      <style:graphic-properties svg:stroke-width="0cm" svg:stroke-color="#000000" draw:marker-start-width="0cm" draw:marker-end="Arrow" draw:marker-end-width="0.2cm" draw:textarea-horizontal-align="center" draw:textarea-vertical-align="middle" fo:padding-top="0.125cm" fo:padding-bottom="0.125cm" fo:padding-left="0.25cm" fo:padding-right="0.25cm"/>
    </style:style>
    <style:style style:name="gr13" style:family="graphic" style:parent-style-name="standard">
      <style:graphic-properties draw:stroke="none" svg:stroke-color="#000000" draw:fill="none" draw:fill-color="#ffffff" draw:auto-grow-height="true" draw:auto-grow-width="false" fo:max-height="0cm" fo:min-height="4.75cm"/>
    </style:style>
    <style:style style:name="gr14" style:family="graphic" style:parent-style-name="standard">
      <style:graphic-properties draw:stroke="none" svg:stroke-color="#000000" draw:fill="none" draw:fill-color="#ffffff" draw:auto-grow-height="true" draw:auto-grow-width="false" fo:max-height="0cm" fo:min-height="3.5cm"/>
    </style:style>
    <style:style style:name="gr15" style:family="graphic">
      <style:graphic-properties style:protect="size"/>
    </style:style>
    <style:style style:name="gr16" style:family="graphic" style:parent-style-name="standard">
      <style:graphic-properties svg:stroke-width="0cm" svg:stroke-color="#00ae00" draw:marker-start-width="0cm" draw:marker-end="Arrow" draw:marker-end-width="0.2cm" draw:textarea-horizontal-align="center" draw:textarea-vertical-align="middle" fo:padding-top="0.125cm" fo:padding-bottom="0.125cm" fo:padding-left="0.25cm" fo:padding-right="0.25cm"/>
    </style:style>
    <style:style style:name="gr17" style:family="graphic" style:parent-style-name="standard">
      <style:graphic-properties draw:stroke="none" svg:stroke-color="#000000" draw:fill="none" draw:fill-color="#ffffff" draw:auto-grow-height="true" draw:auto-grow-width="false" fo:max-height="0cm" fo:min-height="2.25cm"/>
    </style:style>
    <style:style style:name="gr18" style:family="graphic" style:parent-style-name="standard">
      <style:graphic-properties svg:stroke-color="#00ae00" draw:marker-start-width="0cm" draw:marker-end="Arrow" draw:marker-end-width="0.2cm" draw:textarea-horizontal-align="center" draw:textarea-vertical-align="middle"/>
    </style:style>
    <style:style style:name="gr19" style:family="graphic" style:parent-style-name="standard">
      <style:graphic-properties svg:stroke-width="0cm" svg:stroke-color="#00ae00" draw:marker-start-width="0cm" draw:marker-end="Arrow" draw:marker-end-width="0.2cm" draw:textarea-horizontal-align="center" draw:textarea-vertical-align="middle"/>
    </style:style>
    <style:style style:name="gr20" style:family="graphic" style:parent-style-name="standard">
      <style:graphic-properties draw:fill-color="#e6e6ff" draw:textarea-horizontal-align="center" draw:textarea-vertical-align="middle"/>
    </style:style>
    <style:style style:name="gr21" style:family="graphic" style:parent-style-name="standard">
      <style:graphic-properties draw:stroke="dash" draw:stroke-dash="Mixte" svg:stroke-width="0cm" svg:stroke-color="#000000" draw:marker-start-width="0cm" draw:marker-end="" draw:marker-end-width="0.2cm" draw:textarea-horizontal-align="center" draw:textarea-vertical-align="middle" fo:padding-top="0.125cm" fo:padding-bottom="0.125cm" fo:padding-left="0.25cm" fo:padding-right="0.25cm"/>
    </style:style>
    <style:style style:name="gr22" style:family="graphic" style:parent-style-name="objectwithoutfill">
      <style:graphic-properties draw:marker-start-width="0cm" draw:marker-end="Arrow" draw:marker-end-width="0.2cm" draw:fill="none" draw:textarea-horizontal-align="center" draw:textarea-vertical-align="middle"/>
    </style:style>
    <style:style style:name="gr23" style:family="graphic" style:parent-style-name="standard">
      <style:graphic-properties style:protect="size"/>
    </style:style>
    <style:style style:name="gr24" style:family="graphic" style:parent-style-name="standard">
      <style:graphic-properties draw:marker-start="Arrow" draw:marker-end="Arrow" draw:marker-end-width="0.3cm" draw:textarea-horizontal-align="center" draw:textarea-vertical-align="middle"/>
    </style:style>
    <style:style style:name="gr25" style:family="graphic" style:parent-style-name="standard">
      <style:graphic-properties svg:stroke-width="0.1cm" svg:stroke-color="#00dcff" draw:marker-start-width="0.15cm" draw:marker-end="" draw:marker-end-width="0.15cm" draw:textarea-horizontal-align="center" draw:textarea-vertical-align="middle" fo:padding-top="0.175cm" fo:padding-bottom="0.175cm" fo:padding-left="0.3cm" fo:padding-right="0.3cm"/>
    </style:style>
    <style:style style:name="gr26" style:family="graphic" style:parent-style-name="standard">
      <style:graphic-properties svg:stroke-width="0.1cm" svg:stroke-color="#800080" draw:marker-start-width="0.15cm" draw:marker-end-width="0.15cm" draw:textarea-horizontal-align="center" draw:textarea-vertical-align="middle" fo:padding-top="0.175cm" fo:padding-bottom="0.175cm" fo:padding-left="0.3cm" fo:padding-right="0.3cm"/>
    </style:style>
    <style:style style:name="gr27" style:family="graphic" style:parent-style-name="standard">
      <style:graphic-properties svg:stroke-width="0.1cm" svg:stroke-color="#800080" draw:marker-start-width="0.15cm" draw:marker-end="" draw:marker-end-width="0.15cm" draw:textarea-horizontal-align="center" draw:textarea-vertical-align="middle" fo:padding-top="0.175cm" fo:padding-bottom="0.175cm" fo:padding-left="0.3cm" fo:padding-right="0.3cm"/>
    </style:style>
    <style:style style:name="gr28" style:family="graphic" style:parent-style-name="standard">
      <style:graphic-properties draw:stroke="none" svg:stroke-color="#000000" draw:fill="none" draw:fill-color="#ffffff" draw:auto-grow-height="true" draw:auto-grow-width="false" fo:max-height="0cm" fo:min-height="1cm"/>
    </style:style>
    <style:style style:name="gr29" style:family="graphic" style:parent-style-name="standard">
      <style:graphic-properties draw:fill="solid" draw:fill-color="#99ccff" draw:textarea-horizontal-align="center" draw:textarea-vertical-align="middle"/>
    </style:style>
    <style:style style:name="gr30" style:family="graphic" style:parent-style-name="standard">
      <style:graphic-properties draw:fill-color="#ff3366" draw:opacity="50%" draw:textarea-horizontal-align="center" draw:textarea-vertical-align="middle" draw:shadow-opacity="50%"/>
    </style:style>
    <style:style style:name="gr31" style:family="graphic" style:parent-style-name="objectwithoutfill">
      <style:graphic-properties draw:fill="none" draw:fill-color="#ff6633" draw:opacity="50%" draw:textarea-horizontal-align="center" draw:textarea-vertical-align="middle" draw:shadow-opacity="50%"/>
    </style:style>
    <style:style style:name="gr32" style:family="graphic" style:parent-style-name="objectwithoutfill">
      <style:graphic-properties draw:fill="solid" draw:fill-color="#ff6633" draw:opacity="50%" draw:textarea-horizontal-align="center" draw:textarea-vertical-align="middle" draw:shadow-opacity="50%"/>
    </style:style>
    <style:style style:name="gr33" style:family="graphic" style:parent-style-name="objectwithoutfill">
      <style:graphic-properties draw:fill="solid" draw:fill-color="#ff0000" draw:opacity="100%" draw:textarea-horizontal-align="center" draw:textarea-vertical-align="middle" draw:shadow-opacity="100%"/>
    </style:style>
    <style:style style:name="gr34" style:family="graphic" style:parent-style-name="objectwithoutfill">
      <style:graphic-properties draw:fill="solid" draw:fill-color="#e6e6ff" draw:opacity="100%" draw:textarea-horizontal-align="center" draw:textarea-vertical-align="middle" draw:shadow-opacity="100%"/>
    </style:style>
    <style:style style:name="gr35" style:family="graphic" style:parent-style-name="objectwithoutfill">
      <style:graphic-properties draw:fill="solid" draw:fill-color="#ff3333" draw:opacity="100%" draw:textarea-horizontal-align="center" draw:textarea-vertical-align="middle" draw:shadow-opacity="100%"/>
    </style:style>
    <style:style style:name="gr36" style:family="graphic" style:parent-style-name="objectwithoutfill">
      <style:graphic-properties draw:fill="solid" draw:fill-color="#99ccff" draw:opacity="50%" draw:textarea-horizontal-align="center" draw:textarea-vertical-align="middle" draw:shadow-opacity="50%"/>
    </style:style>
    <style:style style:name="gr37" style:family="graphic" style:parent-style-name="standard">
      <style:graphic-properties svg:stroke-color="#ff0000" draw:fill-color="#ff0000" draw:opacity="50%" draw:textarea-horizontal-align="center" draw:textarea-vertical-align="middle" draw:shadow-opacity="50%"/>
    </style:style>
    <style:style style:name="gr38" style:family="graphic" style:parent-style-name="standard">
      <style:graphic-properties svg:stroke-color="#ff0000" draw:textarea-horizontal-align="center" draw:textarea-vertical-align="middle"/>
    </style:style>
    <style:style style:name="gr39" style:family="graphic" style:parent-style-name="objectwithoutfill">
      <style:graphic-properties draw:fill="solid" draw:fill-color="#ff0000" draw:textarea-horizontal-align="center" draw:textarea-vertical-align="middle"/>
    </style:style>
    <style:style style:name="gr40" style:family="graphic" style:parent-style-name="objectwithoutfill">
      <style:graphic-properties draw:fill="solid" draw:fill-color="#e6e6ff" draw:textarea-horizontal-align="center" draw:textarea-vertical-align="middle"/>
    </style:style>
    <style:style style:name="gr41" style:family="graphic" style:parent-style-name="standard">
      <style:graphic-properties draw:textarea-horizontal-align="center" draw:textarea-vertical-align="middle"/>
    </style:style>
    <style:style style:name="gr42" style:family="graphic" style:parent-style-name="standard">
      <style:graphic-properties draw:marker-start="Circle" draw:marker-start-center="true" draw:marker-end="Arrow" draw:marker-end-width="0.3cm" draw:textarea-horizontal-align="center" draw:textarea-vertical-align="middle"/>
    </style:style>
    <style:style style:name="gr43" style:family="graphic" style:parent-style-name="standard">
      <style:graphic-properties draw:fill-color="#ffff00" draw:textarea-horizontal-align="justify" draw:textarea-vertical-align="middle" draw:auto-grow-height="false"/>
    </style:style>
    <style:style style:name="gr44" style:family="graphic" style:parent-style-name="standard">
      <style:graphic-properties draw:textarea-horizontal-align="justify" draw:textarea-vertical-align="middle" draw:auto-grow-height="false"/>
    </style:style>
    <style:style style:name="gr45" style:family="graphic" style:parent-style-name="standard">
      <style:graphic-properties draw:stroke="none" svg:stroke-color="#000000" draw:fill="none" draw:fill-color="#ffffff" draw:auto-grow-height="true" draw:auto-grow-width="false" fo:max-height="0cm" fo:min-height="1.75cm"/>
    </style:style>
    <style:style style:name="gr46" style:family="graphic" style:parent-style-name="standard">
      <style:graphic-properties draw:fill="gradient" draw:fill-color="#99ccff" draw:fill-gradient-name="Gradient_20_9" draw:textarea-horizontal-align="center" draw:textarea-vertical-align="middle"/>
    </style:style>
    <style:style style:name="gr47" style:family="graphic" style:parent-style-name="objectwithoutfill">
      <style:graphic-properties draw:marker-end="Arrow" draw:fill="none" draw:textarea-horizontal-align="center" draw:textarea-vertical-align="middle"/>
    </style:style>
    <style:style style:name="gr48" style:family="graphic" style:parent-style-name="objectwithoutfill">
      <style:graphic-properties draw:marker-start="Arrow" draw:marker-end="" draw:fill="none" draw:textarea-horizontal-align="center" draw:textarea-vertical-align="middle"/>
    </style:style>
    <style:style style:name="gr49" style:family="graphic" style:parent-style-name="objectwithoutfill">
      <style:graphic-properties svg:stroke-width="0.1cm" svg:stroke-color="#ff0000" draw:marker-start-width="0.45cm" draw:marker-end="Arrow" draw:marker-end-width="0.45cm" draw:fill="none" draw:textarea-horizontal-align="center" draw:textarea-vertical-align="middle" fo:padding-top="0.175cm" fo:padding-bottom="0.175cm" fo:padding-left="0.3cm" fo:padding-right="0.3cm"/>
    </style:style>
    <style:style style:name="gr50" style:family="graphic" style:parent-style-name="standard">
      <style:graphic-properties svg:stroke-width="0cm" svg:stroke-color="#000000" draw:marker-start-width="0cm" draw:marker-end="Arrow" draw:marker-end-width="0.15cm" draw:textarea-horizontal-align="center" draw:textarea-vertical-align="middle" fo:padding-top="0.125cm" fo:padding-bottom="0.125cm" fo:padding-left="0.25cm" fo:padding-right="0.25cm"/>
    </style:style>
    <style:style style:name="gr51" style:family="graphic" style:parent-style-name="standard">
      <style:graphic-properties draw:fill="gradient" draw:fill-color="#99ccff" draw:fill-gradient-name="Gradient_20_7" draw:textarea-horizontal-align="center" draw:textarea-vertical-align="middle"/>
    </style:style>
    <style:style style:name="gr52" style:family="graphic" style:parent-style-name="standard">
      <style:graphic-properties draw:fill="gradient" draw:fill-color="#99ccff" draw:fill-gradient-name="Gradient_20_8" draw:textarea-horizontal-align="center" draw:textarea-vertical-align="middle"/>
    </style:style>
    <style:style style:name="gr53" style:family="graphic" style:parent-style-name="standard">
      <style:graphic-properties draw:fill="gradient" draw:fill-gradient-name="Square_20_yellow_2f_white" draw:textarea-horizontal-align="justify" draw:textarea-vertical-align="middle" draw:auto-grow-height="false"/>
    </style:style>
    <style:style style:name="gr54" style:family="graphic" style:parent-style-name="standard">
      <style:graphic-properties draw:stroke="none" svg:stroke-color="#000000" draw:fill="none" draw:fill-color="#ffffff" draw:auto-grow-height="true" draw:auto-grow-width="false" fo:max-height="0cm" fo:min-height="0cm"/>
    </style:style>
    <style:style style:name="gr55" style:family="graphic" style:parent-style-name="standard">
      <style:graphic-properties draw:stroke="none" draw:fill="gradient" draw:fill-color="#99ccff" draw:fill-gradient-name="Gradient_20_9" draw:opacity="25%" draw:textarea-horizontal-align="center" draw:textarea-vertical-align="middle" draw:shadow-opacity="25%"/>
    </style:style>
    <style:style style:name="gr56" style:family="graphic" style:parent-style-name="standard">
      <style:graphic-properties draw:stroke="none" draw:fill="gradient" draw:fill-color="#99ccff" draw:fill-gradient-name="Gradient_20_9" draw:opacity="35%" draw:textarea-horizontal-align="center" draw:textarea-vertical-align="middle" draw:shadow-opacity="35%"/>
    </style:style>
    <style:style style:name="gr57" style:family="graphic" style:parent-style-name="standard">
      <style:graphic-properties draw:stroke="none" draw:fill="gradient" draw:fill-color="#99ccff" draw:fill-gradient-name="Gradient_20_9" draw:opacity="50%" draw:textarea-horizontal-align="center" draw:textarea-vertical-align="middle" draw:shadow-opacity="50%"/>
    </style:style>
    <style:style style:name="gr58" style:family="graphic" style:parent-style-name="standard">
      <style:graphic-properties draw:stroke="none" draw:fill="gradient" draw:fill-color="#99ccff" draw:fill-gradient-name="Gradient_20_9" draw:opacity="65%" draw:textarea-horizontal-align="center" draw:textarea-vertical-align="middle" draw:shadow-opacity="65%"/>
    </style:style>
    <style:style style:name="gr59" style:family="graphic" style:parent-style-name="standard">
      <style:graphic-properties draw:fill="gradient" draw:fill-color="#99ccff" draw:fill-gradient-name="Gradient_20_3" draw:textarea-horizontal-align="center" draw:textarea-vertical-align="middle"/>
    </style:style>
    <style:style style:name="pr1" style:family="presentation" style:parent-style-name="Standard-notes">
      <style:graphic-properties draw:fill-color="#ffffff" draw:auto-grow-height="true" fo:min-height="13.365cm"/>
    </style:style>
    <style:style style:name="pr2" style:family="presentation" style:parent-style-name="Standard-notes">
      <style:graphic-properties draw:fill-color="#ffffff" fo:min-height="13.114cm"/>
    </style:style>
    <style:style style:name="P1" style:family="paragraph">
      <style:paragraph-properties fo:text-align="center"/>
      <style:text-properties fo:font-family="'Times New Roman'" style:font-style-name="Normal" style:font-family-generic="roman" style:font-pitch="variable" fo:font-size="8pt" style:font-size-asian="18pt" style:font-size-complex="18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Times New Roman'" style:font-style-name="Normal" style:font-family-generic="roman" style:font-pitch="variable" fo:font-size="8pt" style:font-size-asian="18pt" style:font-size-complex="18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family="'Times New Roman'" style:font-style-name="Normal" style:font-family-generic="roman" style:font-pitch="variable" fo:font-size="8pt" style:font-size-asian="18pt" style:font-size-complex="18pt"/>
    </style:style>
    <style:style style:name="P6" style:family="paragraph">
      <style:paragraph-properties fo:margin-left="0.6cm" fo:margin-right="0cm" fo:text-indent="-0.6cm"/>
    </style:style>
    <style:style style:name="P7" style:family="paragraph">
      <style:paragraph-properties fo:text-align="center"/>
      <style:text-properties fo:font-family="'Times New Roman'" style:font-style-name="Normal" style:font-family-generic="roman" style:font-pitch="variable" fo:font-size="18pt" style:font-size-asian="18pt" style:font-size-complex="18pt"/>
    </style:style>
    <style:style style:name="P8" style:family="paragraph">
      <style:paragraph-properties fo:margin-left="0.6cm" fo:margin-right="0cm" fo:text-indent="-0.6cm"/>
      <style:text-properties fo:font-size="20pt"/>
    </style:style>
    <style:style style:name="P9" style:family="paragraph">
      <style:paragraph-properties fo:text-align="center"/>
      <style:text-properties fo:font-family="'Times New Roman'" style:font-style-name="Normal" style:font-family-generic="roman" style:font-pitch="variable" style:font-size-asian="18pt" style:font-size-complex="18pt"/>
    </style:style>
    <style:style style:name="P10" style:family="paragraph">
      <style:paragraph-properties fo:margin-left="0cm" fo:margin-right="0cm" fo:text-align="center" fo:text-indent="0cm"/>
      <style:text-properties fo:font-family="'Times New Roman'" style:font-style-name="Normal" style:font-family-generic="roman" style:font-pitch="variable" fo:font-size="12pt" style:font-size-asian="18pt" style:font-size-complex="18pt"/>
    </style:style>
    <style:style style:name="P11" style:family="paragraph">
      <style:paragraph-properties fo:text-align="center"/>
    </style:style>
    <style:style style:name="P12" style:family="paragraph">
      <style:paragraph-properties fo:text-align="center"/>
      <style:text-properties fo:font-family="'Times New Roman'" style:font-family-generic="roman" style:font-pitch="variable" style:font-size-asian="18pt" style:font-size-complex="18pt"/>
    </style:style>
    <style:style style:name="P13" style:family="paragraph">
      <style:paragraph-properties fo:text-align="center"/>
      <style:text-properties fo:font-family="'Times New Roman'" style:font-family-generic="roman" style:font-pitch="variable" fo:font-size="8pt" style:font-size-asian="18pt" style:font-size-complex="18pt"/>
    </style:style>
    <style:style style:name="P14" style:family="paragraph">
      <style:paragraph-properties fo:margin-left="0cm" fo:margin-right="0cm" fo:text-align="center" fo:text-indent="0cm"/>
      <style:text-properties fo:font-family="'Times New Roman'" style:font-family-generic="roman" style:font-pitch="variable" style:font-size-asian="18pt" style:font-size-complex="18pt"/>
    </style:style>
    <style:style style:name="P15" style:family="paragraph">
      <style:paragraph-properties fo:margin-left="0cm" fo:margin-right="0cm" fo:text-align="center" fo:text-indent="0cm"/>
      <style:text-properties fo:font-family="'Times New Roman'" style:font-family-generic="roman" style:font-pitch="variable" fo:font-size="12pt" style:font-size-asian="18pt" style:font-size-complex="18pt"/>
    </style:style>
    <style:style style:name="P16" style:family="paragraph">
      <style:paragraph-properties fo:margin-left="0cm" fo:margin-right="0cm" fo:text-align="center" fo:text-indent="0cm"/>
      <style:text-properties fo:font-family="'Times New Roman'" style:font-family-generic="roman" style:font-pitch="variable" fo:font-size="8pt" style:font-size-asian="18pt" style:font-size-complex="18pt"/>
    </style:style>
    <style:style style:name="P17" style:family="paragraph">
      <style:paragraph-properties fo:margin-left="0cm" fo:margin-right="0cm" fo:text-indent="0cm"/>
      <style:text-properties fo:font-family="'Times New Roman'" style:font-family-generic="roman" style:font-pitch="variable" fo:font-size="8pt" style:font-size-asian="18pt" style:font-size-complex="18pt"/>
    </style:style>
    <style:style style:name="P18" style:family="paragraph">
      <style:paragraph-properties fo:margin-left="0cm" fo:margin-right="0cm" fo:text-indent="0cm"/>
      <style:text-properties fo:font-family="'Times New Roman'" style:font-family-generic="roman" style:font-pitch="variable" style:font-size-asian="18pt" style:font-size-complex="18pt"/>
    </style:style>
    <style:style style:name="T1" style:family="text">
      <style:text-properties fo:font-family="'Times New Roman'" style:font-style-name="Normal" style:font-family-generic="roman" style:font-pitch="variable" fo:font-size="10pt" style:font-size-asian="18pt" style:font-size-complex="18pt"/>
    </style:style>
    <style:style style:name="T2" style:family="text">
      <style:text-properties fo:font-family="'Times New Roman'" style:font-style-name="Normal" style:font-family-generic="roman" style:font-pitch="variable" fo:font-size="8pt" style:font-size-asian="18pt" style:font-size-complex="18pt"/>
    </style:style>
    <style:style style:name="T3" style:family="text">
      <style:text-properties fo:font-family="'Times New Roman'" style:font-style-name="Normal" style:font-family-generic="roman" style:font-pitch="variable" fo:font-size="8pt" style:font-family-asian="'Times New Roman'" style:font-style-name-asian="Normal" style:font-family-generic-asian="roman" style:font-pitch-asian="variable" style:font-size-asian="18pt" style:font-family-complex="'Times New Roman'" style:font-style-name-complex="Normal" style:font-family-generic-complex="roman" style:font-pitch-complex="variable" style:font-size-complex="18pt"/>
    </style:style>
    <style:style style:name="T4" style:family="text">
      <style:text-properties fo:font-family="Arial" style:font-style-name="Normal" style:font-family-generic="swiss" style:font-pitch="variable" fo:font-size="8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5" style:family="text">
      <style:text-properties fo:font-family="'Times New Roman'" style:font-style-name="Normal" style:font-family-generic="roman" style:font-pitch="variable" fo:font-size="12pt" style:font-size-asian="18pt" style:font-size-complex="18pt"/>
    </style:style>
    <style:style style:name="T6" style:family="text">
      <style:text-properties fo:font-family="'Times New Roman'" style:font-family-generic="roman" style:font-pitch="variable" style:font-size-asian="18pt" style:font-size-complex="18pt"/>
    </style:style>
    <style:style style:name="T7" style:family="text">
      <style:text-properties fo:font-family="'Times New Roman'" style:font-family-generic="roman" style:font-pitch="variable"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draw:g>
          <draw:rect draw:style-name="gr1" draw:text-style-name="P1" draw:id="id11" draw:layer="layout" svg:width="12cm" svg:height="9.25cm" svg:x="1cm" svg:y="1cm">
            <text:p text:style-name="P4"/>
          </draw:rect>
          <draw:rect draw:style-name="gr2" draw:text-style-name="P3" draw:layer="layout" svg:width="3cm" svg:height="9.25cm" svg:x="13.25cm" svg:y="1cm">
            <text:p text:style-name="P2"><text:span text:style-name="T1">Légende</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draw:rect>
          <draw:rect draw:style-name="gr3" draw:text-style-name="P3" draw:layer="layout" svg:width="2.75cm" svg:height="8.75cm" svg:x="1.25cm" svg:y="1.25cm" draw:corner-radius="0.25cm">
            <text:p text:style-name="P2"><text:span text:style-name="T2">Ordinateur et</text:span></text:p>
            <text:p text:style-name="P2"><text:span text:style-name="T2">Interface</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draw:rect>
          <draw:rect draw:style-name="gr3" draw:text-style-name="P3" draw:layer="layout" svg:width="2.75cm" svg:height="8.75cm" svg:x="10cm" svg:y="1.25cm" draw:corner-radius="0.25cm">
            <text:p text:style-name="P2"><text:span text:style-name="T2">Boîtier diode</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draw:rect>
          <draw:rect draw:style-name="gr4" draw:text-style-name="P3" draw:id="id5" draw:layer="layout" svg:width="2.25cm" svg:height="1cm" svg:x="10.25cm" svg:y="7.25cm" draw:corner-radius="0.25cm">
            <text:p text:style-name="P2"><text:span text:style-name="T2">Diode</text:span></text:p>
            <text:p text:style-name="P2"><text:span text:style-name="T2">Laser</text:span></text:p>
          </draw:rect>
          <draw:rect draw:style-name="gr4" draw:text-style-name="P3" draw:id="id6" draw:layer="layout" svg:width="2.25cm" svg:height="1cm" svg:x="10.25cm" svg:y="8.75cm" draw:corner-radius="0.25cm">
            <text:p text:style-name="P2"><text:span text:style-name="T2">Module</text:span></text:p>
            <text:p text:style-name="P2"><text:span text:style-name="T2">Pelletier</text:span></text:p>
          </draw:rect>
          <draw:rect draw:style-name="gr4" draw:text-style-name="P3" draw:id="id7" draw:layer="layout" svg:width="2.25cm" svg:height="1cm" svg:x="10.25cm" svg:y="2.75cm" draw:corner-radius="0.25cm">
            <text:p text:style-name="P2"><text:span text:style-name="T2">Photo</text:span></text:p>
            <text:p text:style-name="P2"><text:span text:style-name="T2">Diode</text:span></text:p>
          </draw:rect>
          <draw:rect draw:style-name="gr4" draw:text-style-name="P3" draw:id="id9" draw:layer="layout" svg:width="2.25cm" svg:height="1cm" svg:x="1.5cm" svg:y="2.75cm" draw:corner-radius="0.25cm">
            <text:p text:style-name="P2"><text:span text:style-name="T2">Entrée</text:span></text:p>
            <text:p text:style-name="P2"><text:span text:style-name="T2">P optique</text:span></text:p>
          </draw:rect>
          <draw:rect draw:style-name="gr4" draw:text-style-name="P3" draw:id="id1" draw:layer="layout" svg:width="2.25cm" svg:height="1cm" svg:x="1.5cm" svg:y="4.25cm" draw:corner-radius="0.25cm">
            <text:p text:style-name="P2"><text:span text:style-name="T2">Sortie</text:span></text:p>
            <text:p text:style-name="P2"><text:span text:style-name="T2">consigne I</text:span></text:p>
          </draw:rect>
          <draw:rect draw:style-name="gr4" draw:text-style-name="P3" draw:id="id4" draw:layer="layout" svg:width="3cm" svg:height="1cm" svg:x="5.5cm" svg:y="7.25cm" draw:corner-radius="0.25cm">
            <text:p text:style-name="P2"><text:span text:style-name="T2">Boîtier de contrôle </text:span></text:p>
            <text:p text:style-name="P2"><text:span text:style-name="T2">Spectra Diode Labs</text:span></text:p>
          </draw:rect>
          <draw:rect draw:style-name="gr4" draw:text-style-name="P3" draw:id="id2" draw:layer="layout" svg:width="3cm" svg:height="1cm" svg:x="5.5cm" svg:y="4.25cm" draw:corner-radius="0.25cm">
            <text:p text:style-name="P2"><text:span text:style-name="T2">Générateur</text:span></text:p>
          </draw:rect>
          <draw:rect draw:style-name="gr4" draw:text-style-name="P3" draw:id="id3" draw:layer="layout" svg:width="3cm" svg:height="1cm" svg:x="5.5cm" svg:y="5.75cm" draw:corner-radius="0.25cm">
            <text:p text:style-name="P2"><text:span text:style-name="T2">Ampèremètre</text:span></text:p>
          </draw:rect>
          <draw:rect draw:style-name="gr4" draw:text-style-name="P3" draw:id="id8" draw:layer="layout" svg:width="3cm" svg:height="1cm" svg:x="5.5cm" svg:y="2.75cm" draw:corner-radius="0.25cm">
            <text:p text:style-name="P2"><text:span text:style-name="T2">Voltmètre</text:span></text:p>
          </draw:rect>
          <draw:connector draw:style-name="gr5" draw:text-style-name="P1" draw:layer="layout" svg:x1="3.75cm" svg:y1="4.75cm" svg:x2="5.5cm" svg:y2="4.75cm" draw:start-shape="id1" draw:start-glue-point="1" draw:end-shape="id2" draw:end-glue-point="3">
            <text:p text:style-name="P4"/>
          </draw:connector>
          <draw:connector draw:style-name="gr6" draw:text-style-name="P1" draw:layer="layout" svg:x1="7cm" svg:y1="5.25cm" svg:x2="7cm" svg:y2="5.75cm" draw:start-shape="id2" draw:start-glue-point="2" draw:end-shape="id3" draw:end-glue-point="0">
            <text:p text:style-name="P4"/>
          </draw:connector>
          <draw:connector draw:style-name="gr6" draw:text-style-name="P1" draw:layer="layout" svg:x1="7cm" svg:y1="6.75cm" svg:x2="7cm" svg:y2="7.25cm" draw:start-shape="id3" draw:start-glue-point="2" draw:end-shape="id4" draw:end-glue-point="0">
            <text:p text:style-name="P4"/>
          </draw:connector>
          <draw:connector draw:style-name="gr6" draw:text-style-name="P1" draw:layer="layout" svg:x1="8.5cm" svg:y1="7.75cm" svg:x2="10.25cm" svg:y2="7.75cm" draw:start-shape="id4" draw:start-glue-point="1" draw:end-shape="id5" draw:end-glue-point="3">
            <text:p text:style-name="P4"/>
          </draw:connector>
          <draw:connector draw:style-name="gr7" draw:text-style-name="P1" draw:layer="layout" svg:x1="11.375cm" svg:y1="8.75cm" svg:x2="11.375cm" svg:y2="8.25cm" draw:start-shape="id6" draw:start-glue-point="0" draw:end-shape="id5" draw:end-glue-point="2">
            <text:p text:style-name="P4"/>
          </draw:connector>
          <draw:connector draw:style-name="gr8" draw:text-style-name="P1" draw:layer="layout" svg:x1="11.375cm" svg:y1="7.25cm" svg:x2="11.375cm" svg:y2="3.75cm" draw:start-shape="id5" draw:start-glue-point="0" draw:end-shape="id7" draw:end-glue-point="2">
            <text:p text:style-name="P4"/>
          </draw:connector>
          <draw:connector draw:style-name="gr5" draw:text-style-name="P1" draw:layer="layout" svg:x1="5.5cm" svg:y1="3.25cm" svg:x2="3.75cm" svg:y2="3.25cm" draw:start-shape="id8" draw:start-glue-point="3" draw:end-shape="id9" draw:end-glue-point="1">
            <text:p text:style-name="P4"/>
          </draw:connector>
          <draw:connector draw:style-name="gr5" draw:text-style-name="P1" draw:layer="layout" svg:x1="7cm" svg:y1="8.25cm" svg:x2="10.25cm" svg:y2="9.25cm" draw:start-shape="id4" draw:start-glue-point="2" draw:end-shape="id6" draw:end-glue-point="3">
            <text:p text:style-name="P4"/>
          </draw:connector>
          <draw:connector draw:style-name="gr5" draw:text-style-name="P1" draw:layer="layout" svg:x1="10.25cm" svg:y1="3.25cm" svg:x2="8.5cm" svg:y2="3.25cm" draw:start-shape="id7" draw:start-glue-point="3" draw:end-shape="id8" draw:end-glue-point="1">
            <text:p text:style-name="P4"/>
          </draw:connector>
          <draw:rect draw:style-name="gr4" draw:text-style-name="P3" draw:id="id10" draw:layer="layout" svg:width="2.25cm" svg:height="1cm" svg:x="1.5cm" svg:y="5.75cm" draw:corner-radius="0.25cm">
            <text:p text:style-name="P2"><text:span text:style-name="T2">Entrée</text:span></text:p>
            <text:p text:style-name="P2"><text:span text:style-name="T2">I mesurée</text:span></text:p>
          </draw:rect>
          <draw:connector draw:style-name="gr5" draw:text-style-name="P1" draw:layer="layout" svg:x1="5.5cm" svg:y1="6.25cm" svg:x2="3.75cm" svg:y2="6.25cm" draw:start-shape="id3" draw:start-glue-point="3" draw:end-shape="id10" draw:end-glue-point="1">
            <text:p text:style-name="P4"/>
          </draw:connector>
          <draw:connector draw:style-name="gr9" draw:text-style-name="P1" draw:layer="layout" svg:x1="13cm" svg:y1="5.625cm" svg:x2="13cm" svg:y2="5.625cm" draw:start-shape="id11" draw:end-shape="id11">
            <text:p text:style-name="P4"/>
          </draw:connector>
          <draw:line draw:style-name="gr6" draw:text-style-name="P1" draw:layer="layout" svg:x1="13.5cm" svg:y1="3.5cm" svg:x2="14.25cm" svg:y2="2.75cm">
            <text:p text:style-name="P4"/>
          </draw:line>
          <draw:frame draw:style-name="gr10" draw:text-style-name="P5" draw:layer="layout" svg:width="2cm" svg:height="7.5cm" svg:x="14.25cm" svg:y="2.75cm">
            <draw:text-box>
              <text:p text:style-name="P4"><text:span text:style-name="T2">Intensité électrique</text:span></text:p>
            </draw:text-box>
          </draw:frame>
          <draw:line draw:style-name="gr8" draw:text-style-name="P1" draw:layer="layout" svg:x1="13.5cm" svg:y1="4.75cm" svg:x2="14.25cm" svg:y2="4cm">
            <text:p text:style-name="P4"/>
          </draw:line>
          <draw:frame draw:style-name="gr11" draw:text-style-name="P5" draw:layer="layout" svg:width="2cm" svg:height="6.25cm" svg:x="14.25cm" svg:y="4cm">
            <draw:text-box>
              <text:p text:style-name="P4"><text:span text:style-name="T2">Puissance optique</text:span></text:p>
            </draw:text-box>
          </draw:frame>
          <draw:line draw:style-name="gr12" draw:text-style-name="P1" draw:layer="layout" svg:x1="13.5cm" svg:y1="6cm" svg:x2="14.25cm" svg:y2="5.25cm">
            <text:p text:style-name="P4"/>
          </draw:line>
          <draw:frame draw:style-name="gr13" draw:text-style-name="P5" draw:layer="layout" svg:width="2cm" svg:height="5cm" svg:x="14.25cm" svg:y="5.25cm">
            <draw:text-box>
              <text:p text:style-name="P4"><text:span text:style-name="T2">Information électrique</text:span></text:p>
            </draw:text-box>
          </draw:frame>
          <draw:line draw:style-name="gr7" draw:text-style-name="P1" draw:layer="layout" svg:x1="13.5cm" svg:y1="7.25cm" svg:x2="14.25cm" svg:y2="6.5cm">
            <text:p text:style-name="P4"/>
          </draw:line>
          <draw:frame draw:style-name="gr14" draw:text-style-name="P5" draw:layer="layout" svg:width="2cm" svg:height="3.75cm" svg:x="14.25cm" svg:y="6.5cm">
            <draw:text-box>
              <text:p text:style-name="P4"><text:span text:style-name="T2">Flux </text:span></text:p>
              <text:p text:style-name="P4"><text:span text:style-name="T2">thermique</text:span></text:p>
            </draw:text-box>
          </draw:frame>
        </draw:g>
        <presentation:notes draw:style-name="dp2">
          <draw:page-thumbnail draw:style-name="gr15" draw:layer="layout" svg:width="14.848cm" svg:height="11.136cm" svg:x="3.075cm" svg:y="2.257cm" draw:page-number="1" presentation:class="page"/>
          <draw:frame presentation:style-name="pr1" draw:text-style-name="P6" draw:layer="layout" svg:width="16.799cm" svg:height="13.365cm" svg:x="2.1cm" svg:y="14.107cm" presentation:class="notes" presentation:placeholder="true">
            <draw:text-box/>
          </draw:frame>
        </presentation:notes>
      </draw:page>
      <draw:page draw:name="page2" draw:style-name="dp1" draw:master-page-name="Standard">
        <draw:g>
          <draw:rect draw:style-name="gr1" draw:text-style-name="P1" draw:layer="layout" svg:width="12cm" svg:height="9.25cm" svg:x="1cm" svg:y="1cm">
            <text:p text:style-name="P4"/>
          </draw:rect>
          <draw:rect draw:style-name="gr2" draw:text-style-name="P3" draw:layer="layout" svg:width="3cm" svg:height="9.25cm" svg:x="13.25cm" svg:y="1cm">
            <text:p text:style-name="P2"><text:span text:style-name="T1">Légende</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draw:rect>
          <draw:rect draw:style-name="gr3" draw:text-style-name="P3" draw:layer="layout" svg:width="2.75cm" svg:height="8.75cm" svg:x="1.25cm" svg:y="1.25cm" draw:corner-radius="0.25cm">
            <text:p text:style-name="P2"><text:span text:style-name="T2">Ordinateur et</text:span></text:p>
            <text:p text:style-name="P2"><text:span text:style-name="T2">Interface</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draw:rect>
          <draw:rect draw:style-name="gr3" draw:text-style-name="P3" draw:id="id20" draw:layer="layout" svg:width="2.75cm" svg:height="5.75cm" svg:x="10cm" svg:y="4.25cm" draw:corner-radius="0.25cm">
            <text:p text:style-name="P2"><text:span text:style-name="T2">Boîtier <text:s text:c="5"/>diode</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draw:rect>
          <draw:rect draw:style-name="gr4" draw:text-style-name="P3" draw:id="id15" draw:layer="layout" svg:width="2.25cm" svg:height="1cm" svg:x="10.25cm" svg:y="7.25cm" draw:corner-radius="0.25cm">
            <text:p text:style-name="P2"><text:span text:style-name="T2">Diode</text:span></text:p>
            <text:p text:style-name="P2"><text:span text:style-name="T2">Laser</text:span></text:p>
          </draw:rect>
          <draw:rect draw:style-name="gr4" draw:text-style-name="P3" draw:id="id16" draw:layer="layout" svg:width="2.25cm" svg:height="1cm" svg:x="10.25cm" svg:y="8.75cm" draw:corner-radius="0.25cm">
            <text:p text:style-name="P2"><text:span text:style-name="T2">Module</text:span></text:p>
            <text:p text:style-name="P2"><text:span text:style-name="T2">Pelletier</text:span></text:p>
          </draw:rect>
          <draw:rect draw:style-name="gr4" draw:text-style-name="P3" draw:id="id17" draw:layer="layout" svg:width="2.25cm" svg:height="1cm" svg:x="10.25cm" svg:y="2.75cm" draw:corner-radius="0.25cm">
            <text:p text:style-name="P2"><text:span text:style-name="T2">Photo</text:span></text:p>
            <text:p text:style-name="P2"><text:span text:style-name="T2">Diode</text:span></text:p>
          </draw:rect>
          <draw:rect draw:style-name="gr4" draw:text-style-name="P3" draw:id="id19" draw:layer="layout" svg:width="2.25cm" svg:height="1cm" svg:x="1.5cm" svg:y="2.75cm" draw:corner-radius="0.25cm">
            <text:p text:style-name="P2"><text:span text:style-name="T2">Entrée</text:span></text:p>
            <text:p text:style-name="P2"><text:span text:style-name="T2">P optique</text:span></text:p>
          </draw:rect>
          <draw:rect draw:style-name="gr4" draw:text-style-name="P3" draw:id="id12" draw:layer="layout" svg:width="2.25cm" svg:height="1cm" svg:x="1.5cm" svg:y="4.25cm" draw:corner-radius="0.25cm">
            <text:p text:style-name="P2"><text:span text:style-name="T2">Sortie</text:span></text:p>
            <text:p text:style-name="P2"><text:span text:style-name="T2">consigne </text:span><text:span text:style-name="T3">α</text:span></text:p>
          </draw:rect>
          <draw:rect draw:style-name="gr4" draw:text-style-name="P3" draw:id="id14" draw:layer="layout" svg:width="3cm" svg:height="1cm" svg:x="5.5cm" svg:y="7.25cm" draw:corner-radius="0.25cm">
            <text:p text:style-name="P2"><text:span text:style-name="T2">Boîtier de contrôle </text:span></text:p>
            <text:p text:style-name="P2"><text:span text:style-name="T2">Spectra Diode Labs</text:span></text:p>
          </draw:rect>
          <draw:rect draw:style-name="gr4" draw:text-style-name="P3" draw:id="id13" draw:layer="layout" svg:width="3cm" svg:height="1cm" svg:x="5.5cm" svg:y="4.25cm" draw:corner-radius="0.25cm">
            <text:p text:style-name="P2"><text:span text:style-name="T2">Moteur d'orientation</text:span></text:p>
            <text:p text:style-name="P2"><text:span text:style-name="T2">de la diode</text:span></text:p>
          </draw:rect>
          <draw:rect draw:style-name="gr4" draw:text-style-name="P3" draw:id="id18" draw:layer="layout" svg:width="3cm" svg:height="1cm" svg:x="5.5cm" svg:y="2.75cm" draw:corner-radius="0.25cm">
            <text:p text:style-name="P2"><text:span text:style-name="T2">Voltmètre</text:span></text:p>
          </draw:rect>
          <draw:connector draw:style-name="gr5" draw:text-style-name="P1" draw:layer="layout" svg:x1="3.75cm" svg:y1="4.75cm" svg:x2="5.5cm" svg:y2="4.75cm" draw:start-shape="id12" draw:start-glue-point="1" draw:end-shape="id13" draw:end-glue-point="3">
            <text:p text:style-name="P4"/>
          </draw:connector>
          <draw:connector draw:style-name="gr6" draw:text-style-name="P1" draw:layer="layout" svg:x1="8.5cm" svg:y1="7.75cm" svg:x2="10.25cm" svg:y2="7.75cm" draw:start-shape="id14" draw:start-glue-point="1" draw:end-shape="id15" draw:end-glue-point="3">
            <text:p text:style-name="P4"/>
          </draw:connector>
          <draw:connector draw:style-name="gr7" draw:text-style-name="P1" draw:layer="layout" svg:x1="11.375cm" svg:y1="8.75cm" svg:x2="11.375cm" svg:y2="8.25cm" draw:start-shape="id16" draw:start-glue-point="0" draw:end-shape="id15" draw:end-glue-point="2">
            <text:p text:style-name="P4"/>
          </draw:connector>
          <draw:connector draw:style-name="gr8" draw:text-style-name="P1" draw:layer="layout" svg:x1="11.375cm" svg:y1="7.25cm" svg:x2="11.375cm" svg:y2="3.75cm" draw:start-shape="id15" draw:start-glue-point="0" draw:end-shape="id17" draw:end-glue-point="2">
            <text:p text:style-name="P4"/>
          </draw:connector>
          <draw:connector draw:style-name="gr5" draw:text-style-name="P1" draw:layer="layout" svg:x1="5.5cm" svg:y1="3.25cm" svg:x2="3.75cm" svg:y2="3.25cm" draw:start-shape="id18" draw:start-glue-point="3" draw:end-shape="id19" draw:end-glue-point="1">
            <text:p text:style-name="P4"/>
          </draw:connector>
          <draw:connector draw:style-name="gr5" draw:text-style-name="P1" draw:layer="layout" svg:x1="7cm" svg:y1="8.25cm" svg:x2="10.25cm" svg:y2="9.25cm" draw:start-shape="id14" draw:start-glue-point="2" draw:end-shape="id16" draw:end-glue-point="3">
            <text:p text:style-name="P4"/>
          </draw:connector>
          <draw:connector draw:style-name="gr5" draw:text-style-name="P1" draw:layer="layout" svg:x1="10.25cm" svg:y1="3.25cm" svg:x2="8.5cm" svg:y2="3.25cm" draw:start-shape="id17" draw:start-glue-point="3" draw:end-shape="id18" draw:end-glue-point="1">
            <text:p text:style-name="P4"/>
          </draw:connector>
          <draw:line draw:style-name="gr6" draw:text-style-name="P1" draw:layer="layout" svg:x1="13.5cm" svg:y1="3.5cm" svg:x2="14.25cm" svg:y2="2.75cm">
            <text:p text:style-name="P4"/>
          </draw:line>
          <draw:frame draw:style-name="gr10" draw:text-style-name="P5" draw:layer="layout" svg:width="2cm" svg:height="7.5cm" svg:x="14.25cm" svg:y="2.75cm">
            <draw:text-box>
              <text:p text:style-name="P4"><text:span text:style-name="T2">Intensité électrique</text:span></text:p>
            </draw:text-box>
          </draw:frame>
          <draw:line draw:style-name="gr8" draw:text-style-name="P1" draw:layer="layout" svg:x1="13.5cm" svg:y1="4.75cm" svg:x2="14.25cm" svg:y2="4cm">
            <text:p text:style-name="P4"/>
          </draw:line>
          <draw:line draw:style-name="gr12" draw:text-style-name="P1" draw:layer="layout" svg:x1="13.5cm" svg:y1="6cm" svg:x2="14.25cm" svg:y2="5.25cm">
            <text:p text:style-name="P4"/>
          </draw:line>
          <draw:line draw:style-name="gr7" draw:text-style-name="P1" draw:layer="layout" svg:x1="13.5cm" svg:y1="7.25cm" svg:x2="14.25cm" svg:y2="6.5cm">
            <text:p text:style-name="P4"/>
          </draw:line>
          <draw:frame draw:style-name="gr14" draw:text-style-name="P5" draw:layer="layout" svg:width="2cm" svg:height="3.75cm" svg:x="14.25cm" svg:y="6.5cm">
            <draw:text-box>
              <text:p text:style-name="P4"><text:span text:style-name="T2">Flux thermique</text:span></text:p>
            </draw:text-box>
          </draw:frame>
          <draw:frame draw:style-name="gr11" draw:text-style-name="P5" draw:layer="layout" svg:width="2cm" svg:height="6.25cm" svg:x="14.25cm" svg:y="4cm">
            <draw:text-box>
              <text:p text:style-name="P4"><text:span text:style-name="T2">Puissance optique</text:span></text:p>
            </draw:text-box>
          </draw:frame>
          <draw:frame draw:style-name="gr13" draw:text-style-name="P5" draw:layer="layout" svg:width="2cm" svg:height="5cm" svg:x="14.25cm" svg:y="5.25cm">
            <draw:text-box>
              <text:p text:style-name="P4"><text:span text:style-name="T2">Information électrique</text:span></text:p>
            </draw:text-box>
          </draw:frame>
          <draw:line draw:style-name="gr16" draw:text-style-name="P1" draw:layer="layout" svg:x1="13.5cm" svg:y1="8.5cm" svg:x2="14.25cm" svg:y2="7.75cm">
            <text:p text:style-name="P4"/>
          </draw:line>
          <draw:frame draw:style-name="gr17" draw:text-style-name="P5" draw:layer="layout" svg:width="2cm" svg:height="2.5cm" svg:x="14.25cm" svg:y="7.75cm">
            <draw:text-box>
              <text:p text:style-name="P4"><text:span text:style-name="T2">Information mécanique</text:span></text:p>
            </draw:text-box>
          </draw:frame>
          <draw:connector draw:style-name="gr18" draw:text-style-name="P7" draw:layer="layout" svg:x1="8.5cm" svg:y1="4.75cm" svg:x2="10cm" svg:y2="7.125cm" draw:start-shape="id13" draw:start-glue-point="1" draw:end-shape="id20" draw:end-glue-point="3">
            <text:p text:style-name="P4"/>
          </draw:connector>
        </draw:g>
        <presentation:notes draw:style-name="dp2">
          <draw:page-thumbnail draw:style-name="gr15" draw:layer="layout" svg:width="14.848cm" svg:height="11.136cm" svg:x="3.075cm" svg:y="2.257cm" draw:page-number="2" presentation:class="page"/>
          <draw:frame presentation:style-name="pr1" draw:text-style-name="P8" draw:layer="layout" svg:width="16.799cm" svg:height="13.365cm" svg:x="2.1cm" svg:y="14.107cm" presentation:class="notes" presentation:placeholder="true">
            <draw:text-box/>
          </draw:frame>
        </presentation:notes>
      </draw:page>
      <draw:page draw:name="page3" draw:style-name="dp1" draw:master-page-name="Standard">
        <draw:g>
          <draw:rect draw:style-name="gr1" draw:text-style-name="P1" draw:layer="layout" svg:width="12cm" svg:height="9.25cm" svg:x="1cm" svg:y="1cm">
            <text:p text:style-name="P4"/>
          </draw:rect>
          <draw:rect draw:style-name="gr2" draw:text-style-name="P3" draw:layer="layout" svg:width="3cm" svg:height="9.25cm" svg:x="13.25cm" svg:y="1cm">
            <text:p text:style-name="P2"><text:span text:style-name="T1">Légende</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draw:rect>
          <draw:rect draw:style-name="gr3" draw:text-style-name="P3" draw:layer="layout" svg:width="2.75cm" svg:height="8.75cm" svg:x="1.25cm" svg:y="1.25cm" draw:corner-radius="0.25cm">
            <text:p text:style-name="P2"><text:span text:style-name="T2">Ordinateur et</text:span></text:p>
            <text:p text:style-name="P2"><text:span text:style-name="T2">Interface</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draw:rect>
          <draw:rect draw:style-name="gr3" draw:text-style-name="P3" draw:layer="layout" svg:width="2.75cm" svg:height="3.5cm" svg:x="10cm" svg:y="6.5cm" draw:corner-radius="0.5cm">
            <text:p text:style-name="P2"><text:span text:style-name="T2">Boîtier <text:s text:c="5"/>diode</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draw:rect>
          <draw:rect draw:style-name="gr4" draw:text-style-name="P3" draw:id="id22" draw:layer="layout" svg:width="2.25cm" svg:height="1cm" svg:x="10.25cm" svg:y="7.25cm" draw:corner-radius="0.25cm">
            <text:p text:style-name="P2"><text:span text:style-name="T2">Diode</text:span></text:p>
            <text:p text:style-name="P2"><text:span text:style-name="T2">Laser</text:span></text:p>
          </draw:rect>
          <draw:rect draw:style-name="gr4" draw:text-style-name="P3" draw:id="id23" draw:layer="layout" svg:width="2.25cm" svg:height="1cm" svg:x="10.25cm" svg:y="8.75cm" draw:corner-radius="0.25cm">
            <text:p text:style-name="P2"><text:span text:style-name="T2">Module</text:span></text:p>
            <text:p text:style-name="P2"><text:span text:style-name="T2">Pelletier</text:span></text:p>
          </draw:rect>
          <draw:rect draw:style-name="gr4" draw:text-style-name="P3" draw:id="id27" draw:layer="layout" svg:width="2.25cm" svg:height="1cm" svg:x="10.25cm" svg:y="2.75cm" draw:corner-radius="0.25cm">
            <text:p text:style-name="P2"><text:span text:style-name="T2">Photo</text:span></text:p>
            <text:p text:style-name="P2"><text:span text:style-name="T2">Diode</text:span></text:p>
          </draw:rect>
          <draw:rect draw:style-name="gr4" draw:text-style-name="P3" draw:id="id26" draw:layer="layout" svg:width="2.25cm" svg:height="1cm" svg:x="1.5cm" svg:y="2.75cm" draw:corner-radius="0.25cm">
            <text:p text:style-name="P2"><text:span text:style-name="T2">Entrée</text:span></text:p>
            <text:p text:style-name="P2"><text:span text:style-name="T2">P optique</text:span></text:p>
          </draw:rect>
          <draw:rect draw:style-name="gr4" draw:text-style-name="P3" draw:id="id28" draw:layer="layout" svg:width="2.25cm" svg:height="1cm" svg:x="1.5cm" svg:y="4.25cm" draw:corner-radius="0.25cm">
            <text:p text:style-name="P2"><text:span text:style-name="T2">Sortie</text:span></text:p>
            <text:p text:style-name="P2"><text:span text:style-name="T2">consigne </text:span><text:span text:style-name="T4">λ</text:span></text:p>
          </draw:rect>
          <draw:rect draw:style-name="gr4" draw:text-style-name="P3" draw:id="id21" draw:layer="layout" svg:width="3cm" svg:height="1cm" svg:x="5.5cm" svg:y="7.25cm" draw:corner-radius="0.25cm">
            <text:p text:style-name="P2"><text:span text:style-name="T2">Boîtier de contrôle </text:span></text:p>
            <text:p text:style-name="P2"><text:span text:style-name="T2">Spectra Diode Labs</text:span></text:p>
          </draw:rect>
          <draw:rect draw:style-name="gr4" draw:text-style-name="P3" draw:id="id24" draw:layer="layout" svg:width="2.25cm" svg:height="1cm" svg:x="10.25cm" svg:y="4.25cm" draw:corner-radius="0.25cm">
            <text:p text:style-name="P2"><text:span text:style-name="T2">Monochromateur</text:span></text:p>
          </draw:rect>
          <draw:rect draw:style-name="gr4" draw:text-style-name="P3" draw:id="id25" draw:layer="layout" svg:width="3cm" svg:height="1cm" svg:x="5.5cm" svg:y="2.75cm" draw:corner-radius="0.25cm">
            <text:p text:style-name="P2"><text:span text:style-name="T2">Voltmètre</text:span></text:p>
          </draw:rect>
          <draw:connector draw:style-name="gr6" draw:text-style-name="P1" draw:layer="layout" svg:x1="8.5cm" svg:y1="7.75cm" svg:x2="10.25cm" svg:y2="7.75cm" draw:start-shape="id21" draw:start-glue-point="1" draw:end-shape="id22" draw:end-glue-point="3">
            <text:p text:style-name="P4"/>
          </draw:connector>
          <draw:connector draw:style-name="gr7" draw:text-style-name="P1" draw:layer="layout" svg:x1="11.375cm" svg:y1="8.75cm" svg:x2="11.375cm" svg:y2="8.25cm" draw:start-shape="id23" draw:start-glue-point="0" draw:end-shape="id22" draw:end-glue-point="2">
            <text:p text:style-name="P4"/>
          </draw:connector>
          <draw:connector draw:style-name="gr8" draw:text-style-name="P1" draw:layer="layout" svg:x1="11.375cm" svg:y1="7.25cm" svg:x2="11.375cm" svg:y2="5.25cm" draw:start-shape="id22" draw:start-glue-point="0" draw:end-shape="id24" draw:end-glue-point="2">
            <text:p text:style-name="P4"/>
          </draw:connector>
          <draw:connector draw:style-name="gr5" draw:text-style-name="P1" draw:layer="layout" svg:x1="5.5cm" svg:y1="3.25cm" svg:x2="3.75cm" svg:y2="3.25cm" draw:start-shape="id25" draw:start-glue-point="3" draw:end-shape="id26" draw:end-glue-point="1">
            <text:p text:style-name="P4"/>
          </draw:connector>
          <draw:connector draw:style-name="gr5" draw:text-style-name="P1" draw:layer="layout" svg:x1="7cm" svg:y1="8.25cm" svg:x2="10.25cm" svg:y2="9.25cm" draw:start-shape="id21" draw:start-glue-point="2" draw:end-shape="id23" draw:end-glue-point="3">
            <text:p text:style-name="P4"/>
          </draw:connector>
          <draw:connector draw:style-name="gr5" draw:text-style-name="P1" draw:layer="layout" svg:x1="10.25cm" svg:y1="3.25cm" svg:x2="8.5cm" svg:y2="3.25cm" draw:start-shape="id27" draw:start-glue-point="3" draw:end-shape="id25" draw:end-glue-point="1">
            <text:p text:style-name="P4"/>
          </draw:connector>
          <draw:line draw:style-name="gr6" draw:text-style-name="P1" draw:layer="layout" svg:x1="13.5cm" svg:y1="3.5cm" svg:x2="14.25cm" svg:y2="2.75cm">
            <text:p text:style-name="P4"/>
          </draw:line>
          <draw:frame draw:style-name="gr10" draw:text-style-name="P5" draw:layer="layout" svg:width="2cm" svg:height="7.5cm" svg:x="14.25cm" svg:y="2.75cm">
            <draw:text-box>
              <text:p text:style-name="P4"><text:span text:style-name="T2">Intensité électrique</text:span></text:p>
            </draw:text-box>
          </draw:frame>
          <draw:line draw:style-name="gr8" draw:text-style-name="P1" draw:layer="layout" svg:x1="13.5cm" svg:y1="4.75cm" svg:x2="14.25cm" svg:y2="4cm">
            <text:p text:style-name="P4"/>
          </draw:line>
          <draw:line draw:style-name="gr12" draw:text-style-name="P1" draw:layer="layout" svg:x1="13.5cm" svg:y1="6cm" svg:x2="14.25cm" svg:y2="5.25cm">
            <text:p text:style-name="P4"/>
          </draw:line>
          <draw:line draw:style-name="gr7" draw:text-style-name="P1" draw:layer="layout" svg:x1="13.5cm" svg:y1="7.25cm" svg:x2="14.25cm" svg:y2="6.5cm">
            <text:p text:style-name="P4"/>
          </draw:line>
          <draw:frame draw:style-name="gr14" draw:text-style-name="P5" draw:layer="layout" svg:width="2cm" svg:height="3.75cm" svg:x="14.25cm" svg:y="6.5cm">
            <draw:text-box>
              <text:p text:style-name="P4"><text:span text:style-name="T2">Flux thermique</text:span></text:p>
            </draw:text-box>
          </draw:frame>
          <draw:frame draw:style-name="gr11" draw:text-style-name="P5" draw:layer="layout" svg:width="2cm" svg:height="6.25cm" svg:x="14.25cm" svg:y="4cm">
            <draw:text-box>
              <text:p text:style-name="P4"><text:span text:style-name="T2">Puissance optique</text:span></text:p>
            </draw:text-box>
          </draw:frame>
          <draw:frame draw:style-name="gr13" draw:text-style-name="P5" draw:layer="layout" svg:width="2cm" svg:height="5cm" svg:x="14.25cm" svg:y="5.25cm">
            <draw:text-box>
              <text:p text:style-name="P4"><text:span text:style-name="T2">Information électrique</text:span></text:p>
            </draw:text-box>
          </draw:frame>
          <draw:connector draw:style-name="gr8" draw:text-style-name="P9" draw:layer="layout" svg:x1="11.375cm" svg:y1="4.25cm" svg:x2="11.375cm" svg:y2="3.75cm" draw:start-shape="id24" draw:start-glue-point="0" draw:end-shape="id27" draw:end-glue-point="2">
            <text:p text:style-name="P4"/>
          </draw:connector>
          <draw:rect draw:style-name="gr4" draw:text-style-name="P3" draw:id="id29" draw:layer="layout" svg:width="3cm" svg:height="1cm" svg:x="5.5cm" svg:y="4.25cm" draw:corner-radius="0.25cm">
            <text:p text:style-name="P2"><text:span text:style-name="T2">Moteur d'orientation</text:span></text:p>
            <text:p text:style-name="P2"><text:span text:style-name="T2">du réseau de diffraction</text:span></text:p>
          </draw:rect>
          <draw:connector draw:style-name="gr5" draw:text-style-name="P1" draw:layer="layout" svg:x1="3.75cm" svg:y1="4.75cm" svg:x2="5.5cm" svg:y2="4.75cm" draw:start-shape="id28" draw:start-glue-point="1" draw:end-shape="id29" draw:end-glue-point="3">
            <text:p text:style-name="P4"/>
          </draw:connector>
          <draw:connector draw:style-name="gr19" draw:text-style-name="P1" draw:layer="layout" svg:x1="8.5cm" svg:y1="4.75cm" svg:x2="10.25cm" svg:y2="4.75cm" draw:start-shape="id29" draw:start-glue-point="1" draw:end-shape="id24" draw:end-glue-point="3">
            <text:p text:style-name="P4"/>
          </draw:connector>
          <draw:line draw:style-name="gr16" draw:text-style-name="P1" draw:layer="layout" svg:x1="13.5cm" svg:y1="8.5cm" svg:x2="14.25cm" svg:y2="7.75cm">
            <text:p text:style-name="P4"/>
          </draw:line>
          <draw:frame draw:style-name="gr17" draw:text-style-name="P5" draw:layer="layout" svg:width="2cm" svg:height="2.5cm" svg:x="14.25cm" svg:y="7.75cm">
            <draw:text-box>
              <text:p text:style-name="P4"><text:span text:style-name="T2">Information mécanique</text:span></text:p>
            </draw:text-box>
          </draw:frame>
        </draw:g>
        <presentation:notes draw:style-name="dp2">
          <draw:page-thumbnail draw:style-name="gr15" draw:layer="layout" svg:width="14.848cm" svg:height="11.136cm" svg:x="3.075cm" svg:y="2.257cm" draw:page-number="3" presentation:class="page"/>
          <draw:frame presentation:style-name="pr1" draw:text-style-name="P8" draw:layer="layout" svg:width="16.799cm" svg:height="13.365cm" svg:x="2.1cm" svg:y="14.107cm" presentation:class="notes" presentation:placeholder="true">
            <draw:text-box/>
          </draw:frame>
        </presentation:notes>
      </draw:page>
      <draw:page draw:name="page4" draw:style-name="dp1" draw:master-page-name="Standard">
        <draw:g>
          <draw:rect draw:style-name="gr1" draw:text-style-name="P1" draw:id="id30" draw:layer="layout" svg:width="12cm" svg:height="9.25cm" svg:x="1cm" svg:y="1cm">
            <text:p text:style-name="P4"/>
          </draw:rect>
          <draw:rect draw:style-name="gr2" draw:text-style-name="P3" draw:layer="layout" svg:width="3cm" svg:height="9.25cm" svg:x="13.25cm" svg:y="1cm">
            <text:p text:style-name="P2"><text:span text:style-name="T1">Légende</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draw:rect>
          <draw:connector draw:style-name="gr9" draw:text-style-name="P1" draw:layer="layout" svg:x1="13cm" svg:y1="5.625cm" svg:x2="13cm" svg:y2="5.625cm" draw:start-shape="id30" draw:end-shape="id30">
            <text:p text:style-name="P4"/>
          </draw:connector>
          <draw:line draw:style-name="gr6" draw:text-style-name="P1" draw:layer="layout" svg:x1="13.5cm" svg:y1="3.5cm" svg:x2="14.25cm" svg:y2="2.75cm">
            <text:p text:style-name="P4"/>
          </draw:line>
          <draw:frame draw:style-name="gr10" draw:text-style-name="P5" draw:layer="layout" svg:width="2cm" svg:height="7.5cm" svg:x="14.25cm" svg:y="2.75cm">
            <draw:text-box>
              <text:p text:style-name="P4"><text:span text:style-name="T2">Intensité électrique</text:span></text:p>
            </draw:text-box>
          </draw:frame>
          <draw:line draw:style-name="gr8" draw:text-style-name="P1" draw:layer="layout" svg:x1="13.5cm" svg:y1="4.75cm" svg:x2="14.25cm" svg:y2="4cm">
            <text:p text:style-name="P4"/>
          </draw:line>
          <draw:frame draw:style-name="gr11" draw:text-style-name="P5" draw:layer="layout" svg:width="2cm" svg:height="6.25cm" svg:x="14.25cm" svg:y="4cm">
            <draw:text-box>
              <text:p text:style-name="P4"><text:span text:style-name="T2">Puissance optique</text:span></text:p>
            </draw:text-box>
          </draw:frame>
          <draw:line draw:style-name="gr12" draw:text-style-name="P1" draw:layer="layout" svg:x1="13.5cm" svg:y1="6cm" svg:x2="14.25cm" svg:y2="5.25cm">
            <text:p text:style-name="P4"/>
          </draw:line>
          <draw:frame draw:style-name="gr13" draw:text-style-name="P5" draw:layer="layout" svg:width="2cm" svg:height="5cm" svg:x="14.25cm" svg:y="5.25cm">
            <draw:text-box>
              <text:p text:style-name="P4"><text:span text:style-name="T2">Information électrique</text:span></text:p>
            </draw:text-box>
          </draw:frame>
          <draw:line draw:style-name="gr7" draw:text-style-name="P1" draw:layer="layout" svg:x1="13.5cm" svg:y1="7.25cm" svg:x2="14.25cm" svg:y2="6.5cm">
            <text:p text:style-name="P4"/>
          </draw:line>
          <draw:frame draw:style-name="gr14" draw:text-style-name="P5" draw:layer="layout" svg:width="2cm" svg:height="3.75cm" svg:x="14.25cm" svg:y="6.5cm">
            <draw:text-box>
              <text:p text:style-name="P4"><text:span text:style-name="T2">Flux </text:span></text:p>
              <text:p text:style-name="P4"><text:span text:style-name="T2">thermique</text:span></text:p>
            </draw:text-box>
          </draw:frame>
          <draw:rect draw:style-name="gr20" draw:text-style-name="P10" draw:layer="layout" svg:width="10cm" svg:height="7.5cm" svg:x="2cm" svg:y="2cm" draw:corner-radius="0.25cm">
            <text:p text:style-name="P2"><text:span text:style-name="T5">Boîtier diode</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draw:rect>
          <draw:rect draw:style-name="gr4" draw:text-style-name="P10" draw:layer="layout" svg:width="3.75cm" svg:height="2cm" svg:x="6.5cm" svg:y="5cm" draw:corner-radius="0.25cm">
            <text:p text:style-name="P2"><text:span text:style-name="T5">Diode</text:span></text:p>
            <text:p text:style-name="P2"><text:span text:style-name="T5">laser</text:span></text:p>
          </draw:rect>
          <draw:rect draw:style-name="gr4" draw:text-style-name="P10" draw:layer="layout" svg:width="6.75cm" svg:height="1.5cm" svg:x="3.5cm" svg:y="3cm" draw:corner-radius="0.25cm">
            <text:p text:style-name="P2"><text:span text:style-name="T5">Module</text:span></text:p>
            <text:p text:style-name="P2"><text:span text:style-name="T5">pelletier</text:span></text:p>
          </draw:rect>
          <draw:rect draw:style-name="gr4" draw:text-style-name="P10" draw:layer="layout" svg:width="6.75cm" svg:height="1.5cm" svg:x="3.5cm" svg:y="7.5cm" draw:corner-radius="0.25cm">
            <text:p text:style-name="P2"><text:span text:style-name="T5">Module</text:span></text:p>
            <text:p text:style-name="P2"><text:span text:style-name="T5">pelletier</text:span></text:p>
          </draw:rect>
          <draw:rect draw:style-name="gr4" draw:text-style-name="P10" draw:layer="layout" svg:width="2.5cm" svg:height="1cm" svg:x="3.5cm" svg:y="5cm" draw:corner-radius="0.25cm">
            <text:p text:style-name="P2"><text:span text:style-name="T5">Photo diode</text:span></text:p>
          </draw:rect>
          <draw:line draw:style-name="gr8" draw:text-style-name="P1" draw:layer="layout" svg:x1="10.25cm" svg:y1="6cm" svg:x2="12.5cm" svg:y2="6cm">
            <text:p text:style-name="P4"/>
          </draw:line>
          <draw:line draw:style-name="gr8" draw:text-style-name="P1" draw:layer="layout" svg:x1="6.5cm" svg:y1="5.5cm" svg:x2="6cm" svg:y2="5.5cm">
            <text:p text:style-name="P4"/>
          </draw:line>
          <draw:line draw:style-name="gr7" draw:text-style-name="P1" draw:layer="layout" svg:x1="8.75cm" svg:y1="7cm" svg:x2="8.75cm" svg:y2="7.5cm">
            <text:p text:style-name="P4"/>
          </draw:line>
          <draw:line draw:style-name="gr7" draw:text-style-name="P1" draw:layer="layout" svg:x1="9.5cm" svg:y1="7cm" svg:x2="9.5cm" svg:y2="7.5cm">
            <text:p text:style-name="P4"/>
          </draw:line>
          <draw:line draw:style-name="gr7" draw:text-style-name="P1" draw:layer="layout" svg:x1="8cm" svg:y1="7cm" svg:x2="8cm" svg:y2="7.5cm">
            <text:p text:style-name="P4"/>
          </draw:line>
          <draw:line draw:style-name="gr7" draw:text-style-name="P1" draw:layer="layout" svg:x1="7.25cm" svg:y1="7cm" svg:x2="7.25cm" svg:y2="7.5cm">
            <text:p text:style-name="P4"/>
          </draw:line>
          <draw:line draw:style-name="gr7" draw:text-style-name="P1" draw:layer="layout" svg:x1="8.75cm" svg:y1="5cm" svg:x2="8.75cm" svg:y2="4.5cm">
            <text:p text:style-name="P4"/>
          </draw:line>
          <draw:line draw:style-name="gr7" draw:text-style-name="P1" draw:layer="layout" svg:x1="9.5cm" svg:y1="5cm" svg:x2="9.5cm" svg:y2="4.5cm">
            <text:p text:style-name="P4"/>
          </draw:line>
          <draw:line draw:style-name="gr7" draw:text-style-name="P1" draw:layer="layout" svg:x1="8cm" svg:y1="5cm" svg:x2="8cm" svg:y2="4.5cm">
            <text:p text:style-name="P4"/>
          </draw:line>
          <draw:line draw:style-name="gr7" draw:text-style-name="P1" draw:layer="layout" svg:x1="7.25cm" svg:y1="5cm" svg:x2="7.25cm" svg:y2="4.5cm">
            <text:p text:style-name="P4"/>
          </draw:line>
          <draw:line draw:style-name="gr6" draw:text-style-name="P1" draw:layer="layout" svg:x1="1.5cm" svg:y1="6.5cm" svg:x2="6.5cm" svg:y2="6.5cm">
            <text:p text:style-name="P4"/>
          </draw:line>
          <draw:line draw:style-name="gr6" draw:text-style-name="P1" draw:layer="layout" svg:x1="1.5cm" svg:y1="3.75cm" svg:x2="3.5cm" svg:y2="3.75cm">
            <text:p text:style-name="P4"/>
          </draw:line>
          <draw:line draw:style-name="gr6" draw:text-style-name="P1" draw:layer="layout" svg:x1="1.5cm" svg:y1="8.25cm" svg:x2="3.5cm" svg:y2="8.25cm">
            <text:p text:style-name="P4"/>
          </draw:line>
          <draw:line draw:style-name="gr12" draw:text-style-name="P1" draw:layer="layout" svg:x1="3.5cm" svg:y1="5.5cm" svg:x2="1.5cm" svg:y2="5.5cm">
            <text:p text:style-name="P4"/>
          </draw:line>
          <draw:line draw:style-name="gr8" draw:text-style-name="P1" draw:layer="layout" svg:x1="10.25cm" svg:y1="6cm" svg:x2="12.25cm" svg:y2="5.5cm">
            <text:p text:style-name="P4"/>
          </draw:line>
          <draw:line draw:style-name="gr8" draw:text-style-name="P1" draw:layer="layout" svg:x1="10.25cm" svg:y1="6cm" svg:x2="12.25cm" svg:y2="6.5cm">
            <text:p text:style-name="P4"/>
          </draw:line>
        </draw:g>
        <presentation:notes draw:style-name="dp2">
          <draw:page-thumbnail draw:style-name="gr15" draw:layer="layout" svg:width="14.848cm" svg:height="11.136cm" svg:x="3.075cm" svg:y="2.257cm" draw:page-number="4" presentation:class="page"/>
          <draw:frame presentation:style-name="pr1" draw:text-style-name="P8" draw:layer="layout" svg:width="16.799cm" svg:height="13.365cm" svg:x="2.1cm" svg:y="14.107cm" presentation:class="notes" presentation:placeholder="true">
            <draw:text-box/>
          </draw:frame>
        </presentation:notes>
      </draw:page>
      <draw:page draw:name="page5" draw:style-name="dp1" draw:master-page-name="Standard">
        <draw:g>
          <draw:rect draw:style-name="gr1" draw:text-style-name="P1" draw:layer="layout" svg:width="12cm" svg:height="9.25cm" svg:x="1cm" svg:y="1cm">
            <text:p text:style-name="P4"/>
          </draw:rect>
          <draw:line draw:style-name="gr21" draw:text-style-name="P1" draw:layer="layout" svg:x1="7.5cm" svg:y1="10cm" svg:x2="7.5cm" svg:y2="1.25cm">
            <text:p text:style-name="P4"/>
          </draw:line>
          <draw:rect draw:style-name="gr2" draw:text-style-name="P3" draw:layer="layout" svg:width="3cm" svg:height="9.25cm" svg:x="13.25cm" svg:y="1cm">
            <text:p text:style-name="P2"><text:span text:style-name="T1">Légende</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draw:rect>
          <draw:line draw:style-name="gr6" draw:text-style-name="P1" draw:layer="layout" svg:x1="13.5cm" svg:y1="3.5cm" svg:x2="14.25cm" svg:y2="2.75cm">
            <text:p text:style-name="P4"/>
          </draw:line>
          <draw:frame draw:style-name="gr10" draw:text-style-name="P5" draw:layer="layout" svg:width="2cm" svg:height="7.5cm" svg:x="14.25cm" svg:y="2.75cm">
            <draw:text-box>
              <text:p text:style-name="P4"><text:span text:style-name="T2">Intensité électrique</text:span></text:p>
            </draw:text-box>
          </draw:frame>
          <draw:line draw:style-name="gr8" draw:text-style-name="P1" draw:layer="layout" svg:x1="13.5cm" svg:y1="4.75cm" svg:x2="14.25cm" svg:y2="4cm">
            <text:p text:style-name="P4"/>
          </draw:line>
          <draw:line draw:style-name="gr12" draw:text-style-name="P1" draw:layer="layout" svg:x1="13.5cm" svg:y1="6cm" svg:x2="14.25cm" svg:y2="5.25cm">
            <text:p text:style-name="P4"/>
          </draw:line>
          <draw:frame draw:style-name="gr11" draw:text-style-name="P5" draw:layer="layout" svg:width="2cm" svg:height="6.25cm" svg:x="14.25cm" svg:y="4cm">
            <draw:text-box>
              <text:p text:style-name="P4"><text:span text:style-name="T2">Puissance optique</text:span></text:p>
            </draw:text-box>
          </draw:frame>
          <draw:frame draw:style-name="gr13" draw:text-style-name="P5" draw:layer="layout" svg:width="2cm" svg:height="5cm" svg:x="14.25cm" svg:y="5.25cm">
            <draw:text-box>
              <text:p text:style-name="P4"><text:span text:style-name="T2">Information électrique</text:span></text:p>
            </draw:text-box>
          </draw:frame>
          <draw:line draw:style-name="gr16" draw:text-style-name="P1" draw:layer="layout" svg:x1="13.5cm" svg:y1="7.25cm" svg:x2="14.25cm" svg:y2="6.5cm">
            <text:p text:style-name="P4"/>
          </draw:line>
          <draw:frame draw:style-name="gr14" draw:text-style-name="P5" draw:layer="layout" svg:width="2cm" svg:height="3.75cm" svg:x="14.25cm" svg:y="6.5cm">
            <draw:text-box>
              <text:p text:style-name="P4"><text:span text:style-name="T2">Information mécanique</text:span></text:p>
            </draw:text-box>
          </draw:frame>
          <draw:rect draw:style-name="gr4" draw:text-style-name="P3" draw:layer="layout" svg:width="3cm" svg:height="1cm" svg:x="5cm" svg:y="1.75cm" draw:corner-radius="0.25cm">
            <text:p text:style-name="P2"><text:span text:style-name="T2">Photo diode</text:span></text:p>
          </draw:rect>
          <draw:rect draw:style-name="gr4" draw:text-style-name="P3" draw:layer="layout" svg:width="3cm" svg:height="1cm" svg:x="6cm" svg:y="8.75cm" draw:corner-radius="0.25cm">
            <text:p text:style-name="P2"><text:span text:style-name="T2">Moteur d'orientation</text:span></text:p>
            <text:p text:style-name="P2"><text:span text:style-name="T2">de la diode</text:span></text:p>
          </draw:rect>
          <draw:rect draw:style-name="gr3" draw:text-style-name="P3" draw:layer="layout" svg:width="3cm" svg:height="2cm" svg:x="6cm" svg:y="6cm" draw:corner-radius="0.25cm">
            <text:p text:style-name="P2"><text:span text:style-name="T2">Boîtier <text:s/>diode</text:span></text:p>
          </draw:rect>
          <draw:line draw:style-name="gr8" draw:text-style-name="P1" draw:layer="layout" svg:x1="7.5cm" svg:y1="6cm" svg:x2="6.5cm" svg:y2="2.75cm">
            <text:p text:style-name="P4"/>
          </draw:line>
          <draw:line draw:style-name="gr16" draw:text-style-name="P1" draw:layer="layout" svg:x1="7.5cm" svg:y1="8.75cm" svg:x2="7.5cm" svg:y2="8cm">
            <text:p text:style-name="P4"/>
          </draw:line>
          <draw:path draw:style-name="gr22" draw:text-style-name="P11" draw:layer="layout" svg:width="0.75cm" svg:height="0.25cm" svg:x="6.75cm" svg:y="3.5cm" svg:viewBox="0 0 751 251" svg:d="m750 0c-500 0-750 250-750 250">
            <text:p text:style-name="P4"/>
          </draw:path>
          <draw:frame draw:style-name="gr23" draw:layer="layout" svg:width="0.459cm" svg:height="0.52cm" svg:x="7cm" svg:y="3cm">
            <draw:object xlink:href="./Object 1" xlink:type="simple" xlink:show="embed" xlink:actuate="onLoad"/>
            <draw:image xlink:href="./ObjectReplacements/Object 1" xlink:type="simple" xlink:show="embed" xlink:actuate="onLoad"/>
          </draw:frame>
          <draw:line draw:style-name="gr12" draw:text-style-name="P1" draw:layer="layout" svg:x1="5cm" svg:y1="2.25cm" svg:x2="1.5cm" svg:y2="2.25cm">
            <text:p text:style-name="P4"/>
          </draw:line>
          <draw:line draw:style-name="gr12" draw:text-style-name="P1" draw:layer="layout" svg:x1="1.5cm" svg:y1="9.25cm" svg:x2="6cm" svg:y2="9.25cm">
            <text:p text:style-name="P4"/>
          </draw:line>
          <draw:line draw:style-name="gr6" draw:text-style-name="P1" draw:layer="layout" svg:x1="1.5cm" svg:y1="7cm" svg:x2="6cm" svg:y2="7cm">
            <text:p text:style-name="P4"/>
          </draw:line>
          <draw:line draw:style-name="gr24" draw:text-style-name="P11" draw:layer="layout" svg:x1="6.172cm" svg:y1="2.75cm" svg:x2="6.172cm" svg:y2="6cm">
            <text:p text:style-name="P4"/>
          </draw:line>
          <draw:frame draw:style-name="gr23" draw:layer="layout" svg:width="0.328cm" svg:height="0.482cm" svg:x="5.672cm" svg:y="4.018cm">
            <draw:object xlink:href="./Object 2" xlink:type="simple" xlink:show="embed" xlink:actuate="onLoad"/>
            <draw:image xlink:href="./ObjectReplacements/Object 2" xlink:type="simple" xlink:show="embed" xlink:actuate="onLoad"/>
          </draw:frame>
          <draw:line draw:style-name="gr8" draw:text-style-name="P1" draw:layer="layout" svg:x1="7.5cm" svg:y1="6cm" svg:x2="6.75cm" svg:y2="4.75cm">
            <text:p text:style-name="P4"/>
          </draw:line>
          <draw:line draw:style-name="gr8" draw:text-style-name="P1" draw:layer="layout" svg:x1="7.5cm" svg:y1="6cm" svg:x2="7.5cm" svg:y2="4.5cm">
            <text:p text:style-name="P4"/>
          </draw:line>
          <draw:line draw:style-name="gr8" draw:text-style-name="P1" draw:layer="layout" svg:x1="7.5cm" svg:y1="6cm" svg:x2="8.25cm" svg:y2="4.75cm">
            <text:p text:style-name="P4"/>
          </draw:line>
          <draw:line draw:style-name="gr8" draw:text-style-name="P1" draw:layer="layout" svg:x1="7.5cm" svg:y1="6cm" svg:x2="8cm" svg:y2="4.5cm">
            <text:p text:style-name="P4"/>
          </draw:line>
        </draw:g>
        <presentation:notes draw:style-name="dp2">
          <draw:page-thumbnail draw:style-name="gr15" draw:layer="layout" svg:width="14.848cm" svg:height="11.136cm" svg:x="3.075cm" svg:y="2.257cm" draw:page-number="5" presentation:class="page"/>
          <draw:frame presentation:style-name="pr1" draw:text-style-name="P8" draw:layer="layout" svg:width="16.799cm" svg:height="13.365cm" svg:x="2.1cm" svg:y="14.107cm" presentation:class="notes" presentation:placeholder="true">
            <draw:text-box/>
          </draw:frame>
        </presentation:notes>
      </draw:page>
      <draw:page draw:name="page6" draw:style-name="dp1" draw:master-page-name="Standard">
        <draw:g>
          <draw:rect draw:style-name="gr1" draw:text-style-name="P1" draw:layer="layout" svg:width="12cm" svg:height="9.25cm" svg:x="1cm" svg:y="1cm">
            <text:p text:style-name="P4"/>
          </draw:rect>
          <draw:rect draw:style-name="gr2" draw:text-style-name="P3" draw:layer="layout" svg:width="3cm" svg:height="9.25cm" svg:x="13.25cm" svg:y="1cm">
            <text:p text:style-name="P2"><text:span text:style-name="T1">Légende</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draw:rect>
          <draw:line draw:style-name="gr6" draw:text-style-name="P1" draw:layer="layout" svg:x1="13.5cm" svg:y1="3.5cm" svg:x2="14.25cm" svg:y2="2.75cm">
            <text:p text:style-name="P4"/>
          </draw:line>
          <draw:frame draw:style-name="gr10" draw:text-style-name="P5" draw:layer="layout" svg:width="2cm" svg:height="7.5cm" svg:x="14.25cm" svg:y="2.75cm">
            <draw:text-box>
              <text:p text:style-name="P4"><text:span text:style-name="T2">Intensité électrique</text:span></text:p>
            </draw:text-box>
          </draw:frame>
          <draw:line draw:style-name="gr8" draw:text-style-name="P1" draw:layer="layout" svg:x1="13.5cm" svg:y1="4.75cm" svg:x2="14.25cm" svg:y2="4cm">
            <text:p text:style-name="P4"/>
          </draw:line>
          <draw:line draw:style-name="gr12" draw:text-style-name="P1" draw:layer="layout" svg:x1="13.5cm" svg:y1="6cm" svg:x2="14.25cm" svg:y2="5.25cm">
            <text:p text:style-name="P4"/>
          </draw:line>
          <draw:line draw:style-name="gr25" draw:text-style-name="P1" draw:layer="layout" svg:x1="13.5cm" svg:y1="8.5cm" svg:x2="14.25cm" svg:y2="7.75cm">
            <text:p text:style-name="P4"/>
          </draw:line>
          <draw:frame draw:style-name="gr14" draw:text-style-name="P5" draw:layer="layout" svg:width="2cm" svg:height="3.75cm" svg:x="14.25cm" svg:y="6.5cm">
            <draw:text-box>
              <text:p text:style-name="P4"><text:span text:style-name="T2">Liaison</text:span></text:p>
              <text:p text:style-name="P4"><text:span text:style-name="T2">mécanique</text:span></text:p>
            </draw:text-box>
          </draw:frame>
          <draw:frame draw:style-name="gr11" draw:text-style-name="P5" draw:layer="layout" svg:width="2cm" svg:height="6.25cm" svg:x="14.25cm" svg:y="4cm">
            <draw:text-box>
              <text:p text:style-name="P4"><text:span text:style-name="T2">Puissance optique</text:span></text:p>
            </draw:text-box>
          </draw:frame>
          <draw:frame draw:style-name="gr13" draw:text-style-name="P5" draw:layer="layout" svg:width="2cm" svg:height="5cm" svg:x="14.25cm" svg:y="5.25cm">
            <draw:text-box>
              <text:p text:style-name="P4"><text:span text:style-name="T2">Signal</text:span></text:p>
              <text:p text:style-name="P4"><text:span text:style-name="T2">électrique</text:span></text:p>
            </draw:text-box>
          </draw:frame>
          <draw:line draw:style-name="gr16" draw:text-style-name="P1" draw:layer="layout" svg:x1="13.5cm" svg:y1="7.25cm" svg:x2="14.25cm" svg:y2="6.5cm">
            <text:p text:style-name="P4"/>
          </draw:line>
          <draw:frame draw:style-name="gr17" draw:text-style-name="P5" draw:layer="layout" svg:width="2cm" svg:height="2.5cm" svg:x="14.25cm" svg:y="7.75cm">
            <draw:text-box>
              <text:p text:style-name="P4"><text:span text:style-name="T2">Miroir</text:span></text:p>
            </draw:text-box>
          </draw:frame>
          <draw:rect draw:style-name="gr4" draw:text-style-name="P3" draw:layer="layout" svg:width="3cm" svg:height="2cm" svg:x="8.5cm" svg:y="2.75cm" draw:corner-radius="0.25cm">
            <text:p text:style-name="P2"><text:span text:style-name="T2">Photo diode</text:span></text:p>
          </draw:rect>
          <draw:rect draw:style-name="gr3" draw:text-style-name="P3" draw:layer="layout" svg:width="3cm" svg:height="2cm" svg:x="8.5cm" svg:y="7.25cm" draw:corner-radius="0.25cm">
            <text:p text:style-name="P2"><text:span text:style-name="T2">Boîtier <text:s/>diode</text:span></text:p>
          </draw:rect>
          <draw:rect draw:style-name="gr3" draw:text-style-name="P3" draw:layer="layout" svg:width="4.75cm" svg:height="8.25cm" svg:x="1.5cm" svg:y="1.5cm" draw:corner-radius="0.25cm">
            <text:p text:style-name="P2"><text:span text:style-name="T2">Monochromateur</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draw:rect>
          <draw:line draw:style-name="gr25" draw:text-style-name="P11" draw:layer="layout" svg:x1="2cm" svg:y1="7.5cm" svg:x2="2.5cm" svg:y2="9.25cm">
            <text:p text:style-name="P4"/>
          </draw:line>
          <draw:line draw:style-name="gr26" draw:text-style-name="P11" draw:layer="layout" svg:x1="5cm" svg:y1="7cm" svg:x2="5.5cm" svg:y2="5cm">
            <text:p text:style-name="P4"/>
          </draw:line>
          <draw:rect draw:style-name="gr4" draw:text-style-name="P3" draw:layer="layout" svg:width="3cm" svg:height="1cm" svg:x="8.5cm" svg:y="5.5cm" draw:corner-radius="0.25cm">
            <text:p text:style-name="P2"><text:span text:style-name="T2">Moteur d'orientation</text:span></text:p>
            <text:p text:style-name="P2"><text:span text:style-name="T2">du réseau de diffraction</text:span></text:p>
          </draw:rect>
          <draw:line draw:style-name="gr16" draw:text-style-name="P1" draw:layer="layout" svg:x1="8.5cm" svg:y1="6cm" svg:x2="5.25cm" svg:y2="6cm">
            <text:p text:style-name="P4"/>
          </draw:line>
          <draw:line draw:style-name="gr27" draw:text-style-name="P1" draw:layer="layout" svg:x1="13.5cm" svg:y1="9.75cm" svg:x2="14.25cm" svg:y2="9cm">
            <text:p text:style-name="P4"/>
          </draw:line>
          <draw:frame draw:style-name="gr28" draw:text-style-name="P5" draw:layer="layout" svg:width="2cm" svg:height="1.25cm" svg:x="14.25cm" svg:y="9cm">
            <draw:text-box>
              <text:p text:style-name="P4"><text:span text:style-name="T2">Réseau de </text:span></text:p>
              <text:p text:style-name="P4"><text:span text:style-name="T2">diffraction</text:span></text:p>
            </draw:text-box>
          </draw:frame>
          <draw:line draw:style-name="gr8" draw:text-style-name="P1" draw:layer="layout" svg:x1="8.5cm" svg:y1="8.25cm" svg:x2="2.25cm" svg:y2="8.5cm">
            <text:p text:style-name="P4"/>
          </draw:line>
          <draw:line draw:style-name="gr8" draw:text-style-name="P1" draw:layer="layout" svg:x1="2.25cm" svg:y1="8.5cm" svg:x2="5.25cm" svg:y2="6.25cm">
            <text:p text:style-name="P4"/>
          </draw:line>
          <draw:line draw:style-name="gr8" draw:text-style-name="P1" draw:layer="layout" svg:x1="5.25cm" svg:y1="6.25cm" svg:x2="2.25cm" svg:y2="3.5cm">
            <text:p text:style-name="P4"/>
          </draw:line>
          <draw:line draw:style-name="gr8" draw:text-style-name="P1" draw:layer="layout" svg:x1="2.25cm" svg:y1="3.5cm" svg:x2="8.5cm" svg:y2="3.75cm">
            <text:p text:style-name="P4"/>
          </draw:line>
          <draw:line draw:style-name="gr12" draw:text-style-name="P1" draw:layer="layout" svg:x1="12.5cm" svg:y1="6cm" svg:x2="11.5cm" svg:y2="6cm">
            <text:p text:style-name="P4"/>
          </draw:line>
          <draw:line draw:style-name="gr6" draw:text-style-name="P1" draw:layer="layout" svg:x1="12.5cm" svg:y1="8.25cm" svg:x2="11.5cm" svg:y2="8.25cm">
            <text:p text:style-name="P4"/>
          </draw:line>
          <draw:line draw:style-name="gr12" draw:text-style-name="P1" draw:layer="layout" svg:x1="11.5cm" svg:y1="3.75cm" svg:x2="12.5cm" svg:y2="3.75cm">
            <text:p text:style-name="P4"/>
          </draw:line>
          <draw:line draw:style-name="gr8" draw:text-style-name="P1" draw:layer="layout" svg:x1="5.25cm" svg:y1="6.25cm" svg:x2="2.5cm" svg:y2="3cm">
            <text:p text:style-name="P4"/>
          </draw:line>
          <draw:line draw:style-name="gr8" draw:text-style-name="P1" draw:layer="layout" svg:x1="2.5cm" svg:y1="3cm" svg:x2="5.75cm" svg:y2="3cm">
            <text:p text:style-name="P4"/>
          </draw:line>
          <draw:line draw:style-name="gr8" draw:text-style-name="P1" draw:layer="layout" svg:x1="5.25cm" svg:y1="6.25cm" svg:x2="2cm" svg:y2="4cm">
            <text:p text:style-name="P4"/>
          </draw:line>
          <draw:line draw:style-name="gr8" draw:text-style-name="P1" draw:layer="layout" svg:x1="2.25cm" svg:y1="4cm" svg:x2="5.75cm" svg:y2="4.25cm">
            <text:p text:style-name="P4"/>
          </draw:line>
          <draw:rect draw:style-name="gr29" draw:text-style-name="P3" draw:layer="layout" svg:width="1cm" svg:height="2cm" svg:x="5.75cm" svg:y="2.75cm" draw:corner-radius="0.25cm">
            <text:p text:style-name="P2"><text:span text:style-name="T2">Fente</text:span></text:p>
          </draw:rect>
          <draw:line draw:style-name="gr25" draw:text-style-name="P11" draw:layer="layout" svg:x1="2cm" svg:y1="4.5cm" svg:x2="2.5cm" svg:y2="2.75cm">
            <text:p text:style-name="P4"/>
          </draw:line>
          <draw:line draw:style-name="gr8" draw:text-style-name="P1" draw:layer="layout" svg:x1="8.5cm" svg:y1="8.25cm" svg:x2="6.75cm" svg:y2="9cm">
            <text:p text:style-name="P4"/>
          </draw:line>
          <draw:line draw:style-name="gr8" draw:text-style-name="P1" draw:layer="layout" svg:x1="8.5cm" svg:y1="8.25cm" svg:x2="6.75cm" svg:y2="7.75cm">
            <text:p text:style-name="P4"/>
          </draw:line>
          <draw:rect draw:style-name="gr29" draw:text-style-name="P3" draw:layer="layout" svg:width="1cm" svg:height="2cm" svg:x="5.75cm" svg:y="7.25cm" draw:corner-radius="0.25cm">
            <text:p text:style-name="P2"><text:span text:style-name="T2">Fente</text:span></text:p>
          </draw:rect>
        </draw:g>
        <presentation:notes draw:style-name="dp2">
          <draw:page-thumbnail draw:style-name="gr15" draw:layer="layout" svg:width="14.848cm" svg:height="11.136cm" svg:x="3.075cm" svg:y="2.257cm" draw:page-number="6" presentation:class="page"/>
          <draw:frame presentation:style-name="pr1" draw:text-style-name="P8" draw:layer="layout" svg:width="16.799cm" svg:height="13.365cm" svg:x="2.1cm" svg:y="14.107cm" presentation:class="notes" presentation:placeholder="true">
            <draw:text-box/>
          </draw:frame>
        </presentation:notes>
      </draw:page>
      <draw:page draw:name="page7" draw:style-name="dp1" draw:master-page-name="Standard">
        <draw:g>
          <draw:rect draw:style-name="gr1" draw:text-style-name="P1" draw:layer="layout" svg:width="12cm" svg:height="9.25cm" svg:x="1cm" svg:y="1cm">
            <text:p text:style-name="P4"/>
          </draw:rect>
          <draw:rect draw:style-name="gr2" draw:text-style-name="P3" draw:layer="layout" svg:width="3cm" svg:height="9.25cm" svg:x="13.25cm" svg:y="1cm">
            <text:p text:style-name="P2"><text:span text:style-name="T1">Légende</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draw:rect>
          <draw:line draw:style-name="gr6" draw:text-style-name="P1" draw:layer="layout" svg:x1="13.5cm" svg:y1="3.5cm" svg:x2="14.25cm" svg:y2="2.75cm">
            <text:p text:style-name="P4"/>
          </draw:line>
          <draw:frame draw:style-name="gr10" draw:text-style-name="P5" draw:layer="layout" svg:width="2cm" svg:height="7.5cm" svg:x="14.25cm" svg:y="2.75cm">
            <draw:text-box>
              <text:p text:style-name="P4"><text:span text:style-name="T2">Faisceau 1</text:span></text:p>
            </draw:text-box>
          </draw:frame>
          <draw:line draw:style-name="gr8" draw:text-style-name="P1" draw:layer="layout" svg:x1="13.5cm" svg:y1="4.75cm" svg:x2="14.25cm" svg:y2="4cm">
            <text:p text:style-name="P4"/>
          </draw:line>
          <draw:frame draw:style-name="gr11" draw:text-style-name="P5" draw:layer="layout" svg:width="2cm" svg:height="6.25cm" svg:x="14.25cm" svg:y="4cm">
            <draw:text-box>
              <text:p text:style-name="P4"><text:span text:style-name="T2">Faisceau 2</text:span></text:p>
            </draw:text-box>
          </draw:frame>
          <draw:frame draw:style-name="gr13" draw:text-style-name="P5" draw:layer="layout" svg:width="2cm" svg:height="5cm" svg:x="14.25cm" svg:y="5.25cm">
            <draw:text-box>
              <text:p text:style-name="P4"><text:span text:style-name="T2">Zone d' interférences</text:span></text:p>
            </draw:text-box>
          </draw:frame>
          <draw:rect draw:style-name="gr4" draw:text-style-name="P3" draw:layer="layout" svg:width="5cm" svg:height="1cm" svg:x="5.25cm" svg:y="1.75cm" draw:corner-radius="0.25cm">
            <text:p text:style-name="P2"><text:span text:style-name="T2">Photo diode</text:span></text:p>
          </draw:rect>
          <draw:rect draw:style-name="gr3" draw:text-style-name="P3" draw:layer="layout" svg:width="5cm" svg:height="2cm" svg:x="5.25cm" svg:y="7.5cm" draw:corner-radius="0.25cm">
            <text:p text:style-name="P2"><text:span text:style-name="T2">Boîtier <text:s/>diode</text:span></text:p>
          </draw:rect>
          <draw:line draw:style-name="gr8" draw:text-style-name="P1" draw:layer="layout" svg:x1="6.25cm" svg:y1="7.5cm" svg:x2="7cm" svg:y2="2.75cm">
            <text:p text:style-name="P4"/>
          </draw:line>
          <draw:line draw:style-name="gr6" draw:text-style-name="P1" draw:layer="layout" svg:x1="9.25cm" svg:y1="7.5cm" svg:x2="8.5cm" svg:y2="2.75cm">
            <text:p text:style-name="P4"/>
          </draw:line>
          <draw:line draw:style-name="gr6" draw:text-style-name="P1" draw:layer="layout" svg:x1="8.5cm" svg:y1="2.75cm" svg:x2="7.75cm" svg:y2="7.5cm">
            <text:p text:style-name="P4"/>
          </draw:line>
          <draw:line draw:style-name="gr6" draw:text-style-name="P1" draw:layer="layout" svg:x1="7.75cm" svg:y1="7.5cm" svg:x2="7cm" svg:y2="2.75cm">
            <text:p text:style-name="P4"/>
          </draw:line>
          <draw:ellipse draw:style-name="gr30" draw:text-style-name="P11" draw:layer="layout" svg:width="2.75cm" svg:height="0.75cm" svg:x="5.5cm" svg:y="2.5cm">
            <text:p text:style-name="P4"/>
          </draw:ellipse>
          <draw:circle draw:style-name="gr30" draw:text-style-name="P11" draw:layer="layout" svg:width="0.75cm" svg:height="0.75cm" svg:x="13.5cm" svg:y="5.25cm">
            <text:p text:style-name="P4"/>
          </draw:circle>
        </draw:g>
        <presentation:notes draw:style-name="dp2">
          <draw:page-thumbnail draw:style-name="gr15" draw:layer="layout" svg:width="14.848cm" svg:height="11.136cm" svg:x="3.075cm" svg:y="2.257cm" draw:page-number="7" presentation:class="page"/>
          <draw:frame presentation:style-name="pr2" draw:text-style-name="P6" draw:layer="layout" svg:width="16.799cm" svg:height="13.114cm" svg:x="2.1cm" svg:y="14.107cm" presentation:class="notes" presentation:placeholder="true">
            <draw:text-box/>
          </draw:frame>
        </presentation:notes>
      </draw:page>
      <draw:page draw:name="page8" draw:style-name="dp1" draw:master-page-name="Standard">
        <draw:g>
          <draw:rect draw:style-name="gr1" draw:text-style-name="P1" draw:layer="layout" svg:width="12cm" svg:height="9.25cm" svg:x="1cm" svg:y="1cm">
            <text:p text:style-name="P4"/>
          </draw:rect>
          <draw:line draw:style-name="gr6" draw:text-style-name="P1" draw:layer="layout" svg:x1="8.75cm" svg:y1="5.75cm" svg:x2="8.75cm" svg:y2="7.75cm">
            <text:p text:style-name="P4"/>
          </draw:line>
          <draw:rect draw:style-name="gr2" draw:text-style-name="P3" draw:layer="layout" svg:width="3cm" svg:height="9.25cm" svg:x="13.25cm" svg:y="1cm">
            <text:p text:style-name="P2"><text:span text:style-name="T1">Légende</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draw:rect>
          <draw:line draw:style-name="gr6" draw:text-style-name="P1" draw:layer="layout" svg:x1="13.5cm" svg:y1="3.5cm" svg:x2="14.25cm" svg:y2="2.75cm">
            <text:p text:style-name="P4"/>
          </draw:line>
          <draw:frame draw:style-name="gr10" draw:text-style-name="P5" draw:layer="layout" svg:width="2cm" svg:height="7.5cm" svg:x="14.25cm" svg:y="2.75cm">
            <draw:text-box>
              <text:p text:style-name="P4"><text:span text:style-name="T2">Intensité électrique</text:span></text:p>
            </draw:text-box>
          </draw:frame>
          <draw:line draw:style-name="gr8" draw:text-style-name="P1" draw:layer="layout" svg:x1="13.5cm" svg:y1="4.75cm" svg:x2="14.25cm" svg:y2="4cm">
            <text:p text:style-name="P4"/>
          </draw:line>
          <draw:frame draw:style-name="gr11" draw:text-style-name="P5" draw:layer="layout" svg:width="2cm" svg:height="6.25cm" svg:x="14.25cm" svg:y="4cm">
            <draw:text-box>
              <text:p text:style-name="P4"><text:span text:style-name="T2">Puissance optique</text:span></text:p>
            </draw:text-box>
          </draw:frame>
          <draw:frame draw:style-name="gr17" draw:text-style-name="P5" draw:layer="layout" svg:width="2cm" svg:height="2.5cm" svg:x="14.25cm" svg:y="7.75cm">
            <draw:text-box>
              <text:p text:style-name="P4"><text:span text:style-name="T2">Matériau P</text:span></text:p>
            </draw:text-box>
          </draw:frame>
          <draw:frame draw:style-name="gr14" draw:text-style-name="P5" draw:layer="layout" svg:width="2cm" svg:height="3.75cm" svg:x="14.25cm" svg:y="6.5cm">
            <draw:text-box>
              <text:p text:style-name="P4"><text:span text:style-name="T2">Matériau N</text:span></text:p>
            </draw:text-box>
          </draw:frame>
          <draw:g>
            <draw:g>
              <draw:polygon draw:style-name="gr31" draw:text-style-name="P11" draw:layer="layout" svg:width="4.87cm" svg:height="2cm" svg:x="6.38cm" svg:y="4.5cm" svg:viewBox="0 0 4871 2001" draw:points="0,1000 1998,2000 4870,1000 2872,0">
                <text:p text:style-name="P4"/>
              </draw:polygon>
              <draw:polygon draw:style-name="gr32" draw:text-style-name="P11" draw:layer="layout" svg:width="4.87cm" svg:height="2cm" svg:x="6.38cm" svg:y="3.625cm" svg:viewBox="0 0 4871 2001" draw:points="0,1000 1998,2000 4870,1000 2872,0">
                <text:p text:style-name="P4"/>
              </draw:polygon>
              <draw:polygon draw:style-name="gr32" draw:text-style-name="P11" draw:layer="layout" svg:width="2cm" svg:height="1.875cm" svg:x="6.38cm" svg:y="4.63cm" svg:viewBox="0 0 2001 1876" draw:points="0,0 2,875 2000,1875 1998,1000">
                <text:p text:style-name="P4"/>
              </draw:polygon>
              <draw:polygon draw:style-name="gr32" draw:text-style-name="P11" draw:layer="layout" svg:width="2.872cm" svg:height="1.875cm" svg:x="8.378cm" svg:y="4.625cm" svg:viewBox="0 0 2873 1876" draw:points="0,1000 0,1875 2872,875 2872,0">
                <text:p text:style-name="P4"/>
              </draw:polygon>
            </draw:g>
            <draw:g>
              <draw:polygon draw:style-name="gr33" draw:text-style-name="P11" draw:layer="layout" svg:width="2.872cm" svg:height="1.25cm" svg:x="7.628cm" svg:y="4cm" svg:viewBox="0 0 2873 1251" draw:points="0,1000 0,1250 2872,250 2872,0">
                <text:p text:style-name="P4"/>
              </draw:polygon>
              <draw:polygon draw:style-name="gr34" draw:text-style-name="P11" draw:layer="layout" svg:width="0.749cm" svg:height="0.625cm" svg:x="6.38cm" svg:y="4.375cm" svg:viewBox="0 0 750 626" draw:points="0,0 0,250 749,625 749,375">
                <text:p text:style-name="P4"/>
              </draw:polygon>
              <draw:polygon draw:style-name="gr34" draw:text-style-name="P11" draw:layer="layout" svg:width="0.749cm" svg:height="0.625cm" svg:x="7.629cm" svg:y="5cm" svg:viewBox="0 0 750 626" draw:points="0,0 0,250 749,625 749,375">
                <text:p text:style-name="P4"/>
              </draw:polygon>
              <draw:polygon draw:style-name="gr34" draw:text-style-name="P11" draw:layer="layout" svg:width="2.872cm" svg:height="1.25cm" svg:x="8.378cm" svg:y="4.375cm" svg:viewBox="0 0 2873 1251" draw:points="0,1000 0,1250 2872,250 2872,0">
                <text:p text:style-name="P4"/>
              </draw:polygon>
              <draw:polygon draw:style-name="gr34" draw:text-style-name="P11" draw:layer="layout" svg:width="3.621cm" svg:height="1.375cm" svg:x="7.629cm" svg:y="4cm" svg:viewBox="0 0 3622 1376" draw:points="0,1000 749,1375 3621,375 2872,0">
                <text:p text:style-name="P4"/>
              </draw:polygon>
              <draw:polygon draw:style-name="gr34" draw:text-style-name="P11" draw:layer="layout" svg:width="3.621cm" svg:height="1.375cm" svg:x="6.38cm" svg:y="3.375cm" svg:viewBox="0 0 3622 1376" draw:points="0,1000 749,1375 3621,375 2872,0">
                <text:p text:style-name="P4"/>
              </draw:polygon>
              <draw:polygon draw:style-name="gr35" draw:text-style-name="P11" draw:layer="layout" svg:width="3.372cm" svg:height="1.25cm" svg:x="7.129cm" svg:y="3.75cm" svg:viewBox="0 0 3373 1251" draw:points="0,1000 500,1250 3372,250 2872,0">
                <text:p text:style-name="P4"/>
              </draw:polygon>
              <draw:polygon draw:style-name="gr35" draw:text-style-name="P11" draw:layer="layout" svg:width="0.5cm" svg:height="0.5cm" svg:x="7.129cm" svg:y="4.75cm" svg:viewBox="0 0 501 501" draw:points="0,0 0,250 500,500 500,250">
                <text:p text:style-name="P4"/>
              </draw:polygon>
            </draw:g>
            <draw:g>
              <draw:polygon draw:style-name="gr36" draw:text-style-name="P11" draw:layer="layout" svg:width="4.87cm" svg:height="2cm" svg:x="6.38cm" svg:y="2.5cm" svg:viewBox="0 0 4871 2001" draw:points="0,1000 1998,2000 4870,1000 2872,0">
                <text:p text:style-name="P4"/>
              </draw:polygon>
              <draw:polygon draw:style-name="gr36" draw:text-style-name="P11" draw:layer="layout" svg:width="2cm" svg:height="1.875cm" svg:x="6.38cm" svg:y="3.5cm" svg:viewBox="0 0 2001 1876" draw:points="0,0 2,875 2000,1875 1998,1000">
                <text:p text:style-name="P4"/>
              </draw:polygon>
              <draw:polygon draw:style-name="gr36" draw:text-style-name="P11" draw:layer="layout" svg:width="2.872cm" svg:height="1.875cm" svg:x="8.378cm" svg:y="3.5cm" svg:viewBox="0 0 2873 1876" draw:points="0,1000 0,1875 2872,875 2872,0">
                <text:p text:style-name="P4"/>
              </draw:polygon>
            </draw:g>
          </draw:g>
          <draw:ellipse draw:style-name="gr37" draw:text-style-name="P11" draw:layer="layout" svg:width="1.5cm" svg:height="5.75cm" svg:x="1.5cm" svg:y="3.25cm">
            <text:p text:style-name="P4"/>
          </draw:ellipse>
          <draw:line draw:style-name="gr8" draw:text-style-name="P11" draw:layer="layout" svg:x1="7.5cm" svg:y1="5cm" svg:x2="2.25cm" svg:y2="9cm">
            <text:p text:style-name="P4"/>
          </draw:line>
          <draw:line draw:style-name="gr8" draw:text-style-name="P11" draw:layer="layout" svg:x1="7.5cm" svg:y1="5cm" svg:x2="2.25cm" svg:y2="3.25cm">
            <text:p text:style-name="P4"/>
          </draw:line>
          <draw:line draw:style-name="gr8" draw:text-style-name="P11" draw:layer="layout" svg:x1="7.5cm" svg:y1="5cm" svg:x2="3cm" svg:y2="6.5cm">
            <text:p text:style-name="P4"/>
          </draw:line>
          <draw:line draw:style-name="gr8" draw:text-style-name="P11" draw:layer="layout" svg:x1="7.5cm" svg:y1="5cm" svg:x2="1.5cm" svg:y2="5.75cm">
            <text:p text:style-name="P4"/>
          </draw:line>
          <draw:line draw:style-name="gr38" draw:text-style-name="P11" draw:layer="layout" svg:x1="2.25cm" svg:y1="9cm" svg:x2="2.25cm" svg:y2="3.25cm">
            <text:p text:style-name="P4"/>
          </draw:line>
          <draw:line draw:style-name="gr38" draw:text-style-name="P11" draw:layer="layout" svg:x1="3cm" svg:y1="6.5cm" svg:x2="1.5cm" svg:y2="5.75cm">
            <text:p text:style-name="P4"/>
          </draw:line>
          <draw:line draw:style-name="gr6" draw:text-style-name="P1" draw:layer="layout" svg:x1="8.75cm" svg:y1="1.75cm" svg:x2="8.75cm" svg:y2="3.5cm">
            <text:p text:style-name="P4"/>
          </draw:line>
          <draw:g>
            <draw:polygon draw:style-name="gr39" draw:text-style-name="P11" draw:layer="layout" svg:width="0.75cm" svg:height="0.375cm" svg:x="13.5cm" svg:y="5.25cm" svg:viewBox="0 0 751 376" draw:points="0,188 375,375 750,188 375,0">
              <text:p text:style-name="P4"/>
            </draw:polygon>
            <draw:polygon draw:style-name="gr39" draw:text-style-name="P11" draw:layer="layout" svg:width="0.375cm" svg:height="0.562cm" svg:x="13.5cm" svg:y="5.438cm" svg:viewBox="0 0 376 563" draw:points="0,0 0,375 375,562 375,187">
              <text:p text:style-name="P4"/>
            </draw:polygon>
            <draw:polygon draw:style-name="gr39" draw:text-style-name="P11" draw:layer="layout" svg:width="0.375cm" svg:height="0.562cm" svg:x="13.875cm" svg:y="5.438cm" svg:viewBox="0 0 376 563" draw:points="0,562 375,375 375,0 0,187">
              <text:p text:style-name="P4"/>
            </draw:polygon>
          </draw:g>
          <draw:g>
            <draw:polygon draw:style-name="gr36" draw:text-style-name="P11" draw:layer="layout" svg:width="0.75cm" svg:height="0.375cm" svg:x="13.5cm" svg:y="6.5cm" svg:viewBox="0 0 751 376" draw:points="0,188 375,375 750,188 375,0">
              <text:p text:style-name="P4"/>
            </draw:polygon>
            <draw:polygon draw:style-name="gr36" draw:text-style-name="P11" draw:layer="layout" svg:width="0.375cm" svg:height="0.562cm" svg:x="13.5cm" svg:y="6.688cm" svg:viewBox="0 0 376 563" draw:points="0,0 0,375 375,562 375,187">
              <text:p text:style-name="P4"/>
            </draw:polygon>
            <draw:polygon draw:style-name="gr36" draw:text-style-name="P11" draw:layer="layout" svg:width="0.375cm" svg:height="0.562cm" svg:x="13.875cm" svg:y="6.688cm" svg:viewBox="0 0 376 563" draw:points="0,562 375,375 375,0 0,187">
              <text:p text:style-name="P4"/>
            </draw:polygon>
          </draw:g>
          <draw:g>
            <draw:polygon draw:style-name="gr32" draw:text-style-name="P11" draw:layer="layout" svg:width="0.75cm" svg:height="0.375cm" svg:x="13.5cm" svg:y="7.75cm" svg:viewBox="0 0 751 376" draw:points="0,188 375,375 750,188 375,0">
              <text:p text:style-name="P4"/>
            </draw:polygon>
            <draw:polygon draw:style-name="gr32" draw:text-style-name="P11" draw:layer="layout" svg:width="0.375cm" svg:height="0.562cm" svg:x="13.5cm" svg:y="7.938cm" svg:viewBox="0 0 376 563" draw:points="0,0 0,375 375,562 375,187">
              <text:p text:style-name="P4"/>
            </draw:polygon>
            <draw:polygon draw:style-name="gr32" draw:text-style-name="P11" draw:layer="layout" svg:width="0.375cm" svg:height="0.562cm" svg:x="13.875cm" svg:y="7.938cm" svg:viewBox="0 0 376 563" draw:points="0,562 375,375 375,0 0,187">
              <text:p text:style-name="P4"/>
            </draw:polygon>
          </draw:g>
          <draw:frame draw:style-name="gr13" draw:text-style-name="P5" draw:layer="layout" svg:width="2cm" svg:height="5cm" svg:x="14.25cm" svg:y="5.25cm">
            <draw:text-box>
              <text:p text:style-name="P4"><text:span text:style-name="T2">Matériau </text:span></text:p>
              <text:p text:style-name="P4"><text:span text:style-name="T2">actif</text:span></text:p>
            </draw:text-box>
          </draw:frame>
          <draw:g>
            <draw:polygon draw:style-name="gr40" draw:text-style-name="P11" draw:layer="layout" svg:width="0.75cm" svg:height="0.375cm" svg:x="13.5cm" svg:y="9cm" svg:viewBox="0 0 751 376" draw:points="0,188 375,375 750,188 375,0">
              <text:p text:style-name="P4"/>
            </draw:polygon>
            <draw:polygon draw:style-name="gr40" draw:text-style-name="P11" draw:layer="layout" svg:width="0.375cm" svg:height="0.562cm" svg:x="13.5cm" svg:y="9.188cm" svg:viewBox="0 0 376 563" draw:points="0,0 0,375 375,562 375,187">
              <text:p text:style-name="P4"/>
            </draw:polygon>
            <draw:polygon draw:style-name="gr40" draw:text-style-name="P11" draw:layer="layout" svg:width="0.375cm" svg:height="0.562cm" svg:x="13.875cm" svg:y="9.188cm" svg:viewBox="0 0 376 563" draw:points="0,562 375,375 375,0 0,187">
              <text:p text:style-name="P4"/>
            </draw:polygon>
          </draw:g>
          <draw:frame draw:style-name="gr28" draw:text-style-name="P5" draw:layer="layout" svg:width="2cm" svg:height="1.25cm" svg:x="14.25cm" svg:y="9cm">
            <draw:text-box>
              <text:p text:style-name="P4"><text:span text:style-name="T2">Matériau inactif</text:span></text:p>
            </draw:text-box>
          </draw:frame>
        </draw:g>
        <presentation:notes draw:style-name="dp2">
          <draw:page-thumbnail draw:style-name="gr15" draw:layer="layout" svg:width="14.848cm" svg:height="11.136cm" svg:x="3.075cm" svg:y="2.257cm" draw:page-number="8" presentation:class="page"/>
          <draw:frame presentation:style-name="pr2" draw:text-style-name="P6" draw:layer="layout" svg:width="16.799cm" svg:height="13.114cm" svg:x="2.1cm" svg:y="14.107cm" presentation:class="notes" presentation:placeholder="true">
            <draw:text-box/>
          </draw:frame>
        </presentation:notes>
      </draw:page>
      <draw:page draw:name="page9" draw:style-name="dp1" draw:master-page-name="Standard">
        <draw:g>
          <draw:rect draw:style-name="gr1" draw:text-style-name="P1" draw:layer="layout" svg:width="7.75cm" svg:height="6cm" svg:x="0.5cm" svg:y="1cm">
            <text:p text:style-name="P4"/>
          </draw:rect>
          <draw:line draw:style-name="gr41" draw:text-style-name="P11" draw:layer="layout" svg:x1="2.75cm" svg:y1="3.042cm" svg:x2="6.75cm" svg:y2="3.042cm">
            <text:p text:style-name="P4"/>
          </draw:line>
          <draw:frame draw:style-name="gr23" draw:layer="layout" svg:width="0.637cm" svg:height="0.542cm" svg:x="2cm" svg:y="2.75cm">
            <draw:object xlink:href="./Object 3" xlink:type="simple" xlink:show="embed" xlink:actuate="onLoad"/>
            <draw:image xlink:href="./ObjectReplacements/Object 3" xlink:type="simple" xlink:show="embed" xlink:actuate="onLoad"/>
          </draw:frame>
          <draw:line draw:style-name="gr41" draw:text-style-name="P11" draw:layer="layout" svg:x1="2.75cm" svg:y1="5.042cm" svg:x2="6.75cm" svg:y2="5.042cm">
            <text:p text:style-name="P4"/>
          </draw:line>
          <draw:frame draw:style-name="gr23" draw:layer="layout" svg:width="0.637cm" svg:height="0.542cm" svg:x="2cm" svg:y="4.792cm">
            <draw:object xlink:href="./Object 4" xlink:type="simple" xlink:show="embed" xlink:actuate="onLoad"/>
            <draw:image xlink:href="./ObjectReplacements/Object 4" xlink:type="simple" xlink:show="embed" xlink:actuate="onLoad"/>
          </draw:frame>
          <draw:line draw:style-name="gr42" draw:text-style-name="P11" draw:layer="layout" svg:x1="4.75cm" svg:y1="3.042cm" svg:x2="4.75cm" svg:y2="5.042cm">
            <text:p text:style-name="P4"/>
          </draw:line>
          <draw:custom-shape draw:style-name="gr43" draw:text-style-name="P12" draw:layer="layout" svg:width="1.25cm" svg:height="0.5cm" svg:x="5.5cm" svg:y="3.792cm">
            <text:p text:style-name="P4"/>
            <draw:enhanced-geometry svg:viewBox="0 0 21600 21600" draw:mirror-horizontal="true" draw:text-areas="?f7 ?f0 21600 ?f2" draw:type="left-arrow" draw:modifiers="8736.69064748202 5044.31137724551"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 draw:layer="layout" svg:width="0.808cm" svg:height="0.52cm" svg:x="5.5cm" svg:y="3.292cm">
            <draw:object xlink:href="./Object 5" xlink:type="simple" xlink:show="embed" xlink:actuate="onLoad"/>
            <draw:image xlink:href="./ObjectReplacements/Object 5" xlink:type="simple" xlink:show="embed" xlink:actuate="onLoad"/>
          </draw:frame>
        </draw:g>
        <draw:g>
          <draw:rect draw:style-name="gr1" draw:text-style-name="P1" draw:layer="layout" svg:width="7.75cm" svg:height="6cm" svg:x="0.75cm" svg:y="7.5cm">
            <text:p text:style-name="P4"/>
          </draw:rect>
          <draw:line draw:style-name="gr41" draw:text-style-name="P11" draw:layer="layout" svg:x1="3cm" svg:y1="9.5cm" svg:x2="7cm" svg:y2="9.5cm">
            <text:p text:style-name="P4"/>
          </draw:line>
          <draw:frame draw:style-name="gr23" draw:layer="layout" svg:width="0.637cm" svg:height="0.542cm" svg:x="2.25cm" svg:y="9.25cm">
            <draw:object xlink:href="./Object 9" xlink:type="simple" xlink:show="embed" xlink:actuate="onLoad"/>
            <draw:image xlink:href="./ObjectReplacements/Object 9" xlink:type="simple" xlink:show="embed" xlink:actuate="onLoad"/>
          </draw:frame>
          <draw:line draw:style-name="gr41" draw:text-style-name="P11" draw:layer="layout" svg:x1="3cm" svg:y1="11.5cm" svg:x2="7cm" svg:y2="11.5cm">
            <text:p text:style-name="P4"/>
          </draw:line>
          <draw:frame draw:style-name="gr23" draw:layer="layout" svg:width="0.637cm" svg:height="0.542cm" svg:x="2.25cm" svg:y="11.292cm">
            <draw:object xlink:href="./Object 10" xlink:type="simple" xlink:show="embed" xlink:actuate="onLoad"/>
            <draw:image xlink:href="./ObjectReplacements/Object 10" xlink:type="simple" xlink:show="embed" xlink:actuate="onLoad"/>
          </draw:frame>
          <draw:line draw:style-name="gr42" draw:text-style-name="P11" draw:layer="layout" svg:x1="5cm" svg:y1="11.5cm" svg:x2="5cm" svg:y2="9.5cm">
            <text:p text:style-name="P4"/>
          </draw:line>
          <draw:custom-shape draw:style-name="gr43" draw:text-style-name="P12" draw:layer="layout" svg:width="1.25cm" svg:height="0.5cm" svg:x="3.25cm" svg:y="10.25cm">
            <text:p text:style-name="P4"/>
            <draw:enhanced-geometry svg:viewBox="0 0 21600 21600" draw:mirror-horizontal="true" draw:text-areas="?f7 ?f0 21600 ?f2" draw:type="left-arrow" draw:modifiers="8736.69064748202 5044.31137724551"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 draw:layer="layout" svg:width="0.808cm" svg:height="0.52cm" svg:x="3.25cm" svg:y="9.75cm">
            <draw:object xlink:href="./Object 11" xlink:type="simple" xlink:show="embed" xlink:actuate="onLoad"/>
            <draw:image xlink:href="./ObjectReplacements/Object 11" xlink:type="simple" xlink:show="embed" xlink:actuate="onLoad"/>
          </draw:frame>
        </draw:g>
        <draw:g>
          <draw:rect draw:style-name="gr1" draw:text-style-name="P1" draw:layer="layout" svg:width="7.75cm" svg:height="6cm" svg:x="1cm" svg:y="14.25cm">
            <text:p text:style-name="P4"/>
          </draw:rect>
          <draw:line draw:style-name="gr41" draw:text-style-name="P11" draw:layer="layout" svg:x1="3.25cm" svg:y1="16.292cm" svg:x2="7.25cm" svg:y2="16.292cm">
            <text:p text:style-name="P4"/>
          </draw:line>
          <draw:frame draw:style-name="gr23" draw:layer="layout" svg:width="0.637cm" svg:height="0.542cm" svg:x="2.5cm" svg:y="16cm">
            <draw:object xlink:href="./Object 6" xlink:type="simple" xlink:show="embed" xlink:actuate="onLoad"/>
            <draw:image xlink:href="./ObjectReplacements/Object 6" xlink:type="simple" xlink:show="embed" xlink:actuate="onLoad"/>
          </draw:frame>
          <draw:line draw:style-name="gr41" draw:text-style-name="P11" draw:layer="layout" svg:x1="3.25cm" svg:y1="18.292cm" svg:x2="7.25cm" svg:y2="18.292cm">
            <text:p text:style-name="P4"/>
          </draw:line>
          <draw:frame draw:style-name="gr23" draw:layer="layout" svg:width="0.637cm" svg:height="0.542cm" svg:x="2.5cm" svg:y="18.042cm">
            <draw:object xlink:href="./Object 7" xlink:type="simple" xlink:show="embed" xlink:actuate="onLoad"/>
            <draw:image xlink:href="./ObjectReplacements/Object 7" xlink:type="simple" xlink:show="embed" xlink:actuate="onLoad"/>
          </draw:frame>
          <draw:line draw:style-name="gr42" draw:text-style-name="P11" draw:layer="layout" svg:x1="5.25cm" svg:y1="16.292cm" svg:x2="5.25cm" svg:y2="18.292cm">
            <text:p text:style-name="P4"/>
          </draw:line>
          <draw:custom-shape draw:style-name="gr43" draw:text-style-name="P12" draw:layer="layout" svg:width="1.25cm" svg:height="0.5cm" svg:x="6cm" svg:y="17cm">
            <text:p text:style-name="P4"/>
            <draw:enhanced-geometry svg:viewBox="0 0 21600 21600" draw:mirror-horizontal="true" draw:text-areas="?f7 ?f0 21600 ?f2" draw:type="left-arrow" draw:modifiers="8736.69064748202 5044.31137724551"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 draw:layer="layout" svg:width="1.163cm" svg:height="0.52cm" svg:x="6cm" svg:y="16.5cm">
            <draw:object xlink:href="./Object 8" xlink:type="simple" xlink:show="embed" xlink:actuate="onLoad"/>
            <draw:image xlink:href="./ObjectReplacements/Object 8" xlink:type="simple" xlink:show="embed" xlink:actuate="onLoad"/>
          </draw:frame>
          <draw:custom-shape draw:style-name="gr43" draw:text-style-name="P12" draw:layer="layout" svg:width="1.25cm" svg:height="0.5cm" svg:x="3.5cm" svg:y="17cm">
            <text:p text:style-name="P4"/>
            <draw:enhanced-geometry svg:viewBox="0 0 21600 21600" draw:mirror-horizontal="true" draw:text-areas="?f7 ?f0 21600 ?f2" draw:type="left-arrow" draw:modifiers="8736.69064748202 5044.31137724551"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12" draw:layer="layout" svg:width="1.25cm" svg:height="0.5cm" svg:x="6cm" svg:y="17.5cm">
            <text:p text:style-name="P4"/>
            <draw:enhanced-geometry svg:viewBox="0 0 21600 21600" draw:mirror-horizontal="true" draw:text-areas="?f7 ?f0 21600 ?f2" draw:type="left-arrow" draw:modifiers="8736.69064748202 5044.31137724551"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 draw:layer="layout" svg:width="0.807cm" svg:height="0.52cm" svg:x="3.5cm" svg:y="16.48cm">
            <draw:object xlink:href="./Object 15" xlink:type="simple" xlink:show="embed" xlink:actuate="onLoad"/>
            <draw:image xlink:href="./ObjectReplacements/Object 15" xlink:type="simple" xlink:show="embed" xlink:actuate="onLoad"/>
          </draw:frame>
        </draw:g>
        <draw:g>
          <draw:rect draw:style-name="gr1" draw:text-style-name="P13" draw:layer="layout" svg:width="12cm" svg:height="9.25cm" svg:x="13.25cm" svg:y="10cm">
            <text:p text:style-name="P4"/>
          </draw:rect>
          <draw:line draw:style-name="gr41" draw:text-style-name="P12" draw:layer="layout" svg:x1="19.25cm" svg:y1="13.542cm" svg:x2="23.25cm" svg:y2="13.542cm">
            <text:p text:style-name="P4"/>
          </draw:line>
          <draw:frame draw:style-name="gr23" draw:layer="layout" svg:width="0.637cm" svg:height="0.542cm" svg:x="18.5cm" svg:y="13.25cm">
            <draw:object xlink:href="./Object 12" xlink:type="simple" xlink:show="embed" xlink:actuate="onLoad"/>
            <draw:image xlink:href="./ObjectReplacements/Object 12" xlink:type="simple" xlink:show="embed" xlink:actuate="onLoad"/>
          </draw:frame>
          <draw:line draw:style-name="gr41" draw:text-style-name="P12" draw:layer="layout" svg:x1="19.25cm" svg:y1="15.542cm" svg:x2="23.25cm" svg:y2="15.542cm">
            <text:p text:style-name="P4"/>
          </draw:line>
          <draw:frame draw:style-name="gr23" draw:layer="layout" svg:width="0.637cm" svg:height="0.542cm" svg:x="18.5cm" svg:y="15.292cm">
            <draw:object xlink:href="./Object 13" xlink:type="simple" xlink:show="embed" xlink:actuate="onLoad"/>
            <draw:image xlink:href="./ObjectReplacements/Object 13" xlink:type="simple" xlink:show="embed" xlink:actuate="onLoad"/>
          </draw:frame>
          <draw:line draw:style-name="gr42" draw:text-style-name="P12" draw:layer="layout" svg:x1="21.25cm" svg:y1="13.542cm" svg:x2="21.25cm" svg:y2="15.542cm">
            <text:p text:style-name="P4"/>
          </draw:line>
          <draw:custom-shape draw:style-name="gr43" draw:text-style-name="P12" draw:layer="layout" svg:width="1.25cm" svg:height="0.5cm" svg:x="22cm" svg:y="14.25cm">
            <text:p text:style-name="P4"/>
            <draw:enhanced-geometry svg:viewBox="0 0 21600 21600" draw:mirror-horizontal="true" draw:text-areas="?f7 ?f0 21600 ?f2" draw:type="left-arrow" draw:modifiers="8736.69064748202 5044.31137724551"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 draw:layer="layout" svg:width="1.163cm" svg:height="0.52cm" svg:x="22cm" svg:y="13.75cm">
            <draw:object xlink:href="./Object 14" xlink:type="simple" xlink:show="embed" xlink:actuate="onLoad"/>
            <draw:image xlink:href="./ObjectReplacements/Object 14" xlink:type="simple" xlink:show="embed" xlink:actuate="onLoad"/>
          </draw:frame>
          <draw:custom-shape draw:style-name="gr43" draw:text-style-name="P12" draw:layer="layout" svg:width="1.25cm" svg:height="0.5cm" svg:x="19.5cm" svg:y="14.25cm">
            <text:p text:style-name="P4"/>
            <draw:enhanced-geometry svg:viewBox="0 0 21600 21600" draw:mirror-horizontal="true" draw:text-areas="?f7 ?f0 21600 ?f2" draw:type="left-arrow" draw:modifiers="8736.69064748202 5044.31137724551"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12" draw:layer="layout" svg:width="1.25cm" svg:height="0.5cm" svg:x="22cm" svg:y="14.75cm">
            <text:p text:style-name="P4"/>
            <draw:enhanced-geometry svg:viewBox="0 0 21600 21600" draw:mirror-horizontal="true" draw:text-areas="?f7 ?f0 21600 ?f2" draw:type="left-arrow" draw:modifiers="8736.69064748202 5044.31137724551"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1" draw:text-style-name="P12" draw:layer="layout" svg:x1="15cm" svg:y1="11.25cm" svg:x2="23.25cm" svg:y2="11.25cm">
            <text:p text:style-name="P4"/>
          </draw:line>
          <draw:line draw:style-name="gr41" draw:text-style-name="P12" draw:layer="layout" svg:x1="15cm" svg:y1="18cm" svg:x2="23.25cm" svg:y2="18cm">
            <text:p text:style-name="P4"/>
          </draw:line>
          <draw:line draw:style-name="gr42" draw:text-style-name="P12" draw:layer="layout" svg:x1="19.25cm" svg:y1="11.25cm" svg:x2="21.25cm" svg:y2="13.5cm">
            <text:p text:style-name="P4"/>
          </draw:line>
          <draw:line draw:style-name="gr42" draw:text-style-name="P12" draw:layer="layout" svg:x1="21.25cm" svg:y1="15.5cm" svg:x2="19.25cm" svg:y2="18cm">
            <text:p text:style-name="P4"/>
          </draw:line>
          <draw:custom-shape draw:style-name="gr44" draw:text-style-name="P14" draw:layer="layout" svg:width="1.25cm" svg:height="6.75cm" svg:x="16cm" svg:y="11.25cm">
            <text:p text:style-name="P2"><text:span text:style-name="T6">Pompage <text:s text:c="21"/></text:span></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5" draw:text-style-name="P15" draw:layer="layout" svg:width="3.75cm" svg:height="2cm" svg:x="21.5cm" svg:y="11.75cm">
            <draw:text-box>
              <text:p text:style-name="P2"><text:span text:style-name="T7">Désexcitation </text:span></text:p>
              <text:p text:style-name="P2"><text:span text:style-name="T7">non radiative</text:span></text:p>
            </draw:text-box>
          </draw:frame>
          <draw:frame draw:style-name="gr45" draw:text-style-name="P15" draw:layer="layout" svg:width="3.75cm" svg:height="2cm" svg:x="21.5cm" svg:y="16.25cm">
            <draw:text-box>
              <text:p text:style-name="P2"><text:span text:style-name="T7">Désexcitation </text:span></text:p>
              <text:p text:style-name="P2"><text:span text:style-name="T7">non radiative</text:span></text:p>
            </draw:text-box>
          </draw:frame>
          <draw:frame draw:style-name="gr23" draw:layer="layout" svg:width="0.807cm" svg:height="0.52cm" svg:x="19.5cm" svg:y="13.75cm">
            <draw:object xlink:href="./Object 16" xlink:type="simple" xlink:show="embed" xlink:actuate="onLoad"/>
            <draw:image xlink:href="./ObjectReplacements/Object 16" xlink:type="simple" xlink:show="embed" xlink:actuate="onLoad"/>
          </draw:frame>
        </draw:g>
        <presentation:notes draw:style-name="dp2">
          <draw:page-thumbnail draw:style-name="gr15" draw:layer="layout" svg:width="14.848cm" svg:height="11.136cm" svg:x="3.075cm" svg:y="2.257cm" draw:page-number="9" presentation:class="page"/>
          <draw:frame presentation:style-name="pr2" draw:text-style-name="P6" draw:layer="layout" svg:width="16.799cm" svg:height="13.114cm" svg:x="2.1cm" svg:y="14.107cm" presentation:class="notes" presentation:placeholder="true">
            <draw:text-box/>
          </draw:frame>
        </presentation:notes>
      </draw:page>
      <draw:page draw:name="page10" draw:style-name="dp1" draw:master-page-name="Standard">
        <draw:g>
          <draw:rect draw:style-name="gr1" draw:text-style-name="P1" draw:layer="layout" svg:width="12cm" svg:height="9.25cm" svg:x="2cm" svg:y="1.75cm">
            <text:p text:style-name="P4"/>
          </draw:rect>
          <draw:rect draw:style-name="gr2" draw:text-style-name="P3" draw:layer="layout" svg:width="3cm" svg:height="9.25cm" svg:x="14.25cm" svg:y="1.75cm">
            <text:p text:style-name="P2"><text:span text:style-name="T1">Légende</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draw:rect>
          <draw:frame draw:style-name="gr10" draw:text-style-name="P5" draw:layer="layout" svg:width="2cm" svg:height="7.5cm" svg:x="15.25cm" svg:y="3.5cm">
            <draw:text-box>
              <text:p text:style-name="P4"><text:span text:style-name="T2">Ondes incidente et</text:span></text:p>
              <text:p text:style-name="P4"><text:span text:style-name="T2">réfléchie</text:span></text:p>
            </draw:text-box>
          </draw:frame>
          <draw:line draw:style-name="gr8" draw:text-style-name="P1" draw:layer="layout" svg:x1="14.5cm" svg:y1="5.5cm" svg:x2="15.25cm" svg:y2="4.75cm">
            <text:p text:style-name="P4"/>
          </draw:line>
          <draw:frame draw:style-name="gr11" draw:text-style-name="P5" draw:layer="layout" svg:width="2cm" svg:height="6.25cm" svg:x="15.25cm" svg:y="4.75cm">
            <draw:text-box>
              <text:p text:style-name="P4"><text:span text:style-name="T2">Somme des</text:span></text:p>
              <text:p text:style-name="P4"><text:span text:style-name="T2">ondes</text:span></text:p>
            </draw:text-box>
          </draw:frame>
          <draw:rect draw:style-name="gr46" draw:text-style-name="P11" draw:layer="layout" svg:width="10.5cm" svg:height="5cm" svg:x="2.75cm" svg:y="3.75cm">
            <text:p text:style-name="P4"/>
          </draw:rect>
          <draw:path draw:style-name="gr47" draw:text-style-name="P11" draw:layer="layout" svg:width="10.5cm" svg:height="0.75cm" svg:x="2.75cm" svg:y="4.75cm" svg:viewBox="0 0 10501 751" svg:d="m0 375c500-500 1000-500 1500 0s1000 500 1500 0 1000-500 1500 0 1000 500 1500 0 1000-500 1500 0 1000 500 1500 0 1000-500 1500 0">
            <text:p text:style-name="P4"/>
          </draw:path>
          <draw:path draw:style-name="gr48" draw:text-style-name="P11" draw:layer="layout" svg:width="10.5cm" svg:height="0.75cm" svg:x="2.75cm" svg:y="5cm" svg:viewBox="0 0 10501 751" svg:d="m0 375c500-500 1000-500 1500 0s1000 500 1500 0 1000-500 1500 0 1000 500 1500 0 1000-500 1500 0 1000 500 1500 0 1000-500 1500 0">
            <text:p text:style-name="P4"/>
          </draw:path>
          <draw:path draw:style-name="gr49" draw:text-style-name="P11" draw:layer="layout" svg:width="10.5cm" svg:height="2cm" svg:x="2.75cm" svg:y="6.25cm" svg:viewBox="0 0 10501 2001" svg:d="m0 1000c500-1333 1000-1333 1500 0s1000 1333 1500 0 1000-1333 1500 0 1000 1333 1500 0 1000-1333 1500 0 1000 1333 1500 0 1000-1333 1500 0">
            <text:p text:style-name="P4"/>
          </draw:path>
          <draw:line draw:style-name="gr50" draw:text-style-name="P1" draw:layer="layout" svg:x1="14.5cm" svg:y1="4.25cm" svg:x2="15.25cm" svg:y2="3.5cm">
            <text:p text:style-name="P4"/>
          </draw:line>
          <draw:rect draw:style-name="gr41" draw:text-style-name="P11" draw:layer="layout" svg:width="0.75cm" svg:height="0.75cm" svg:x="14.5cm" svg:y="6cm">
            <text:p text:style-name="P4"/>
          </draw:rect>
          <draw:frame draw:style-name="gr13" draw:text-style-name="P5" draw:layer="layout" svg:width="2cm" svg:height="5cm" svg:x="15.25cm" svg:y="6cm">
            <draw:text-box>
              <text:p text:style-name="P4"><text:span text:style-name="T2">Cavité</text:span></text:p>
            </draw:text-box>
          </draw:frame>
        </draw:g>
        <draw:g>
          <draw:rect draw:style-name="gr1" draw:text-style-name="P1" draw:layer="layout" svg:width="12cm" svg:height="9.25cm" svg:x="9.25cm" svg:y="11.5cm">
            <text:p text:style-name="P4"/>
          </draw:rect>
          <draw:rect draw:style-name="gr46" draw:text-style-name="P11" draw:layer="layout" svg:width="10cm" svg:height="5cm" svg:x="10.25cm" svg:y="13.75cm">
            <text:p text:style-name="P4"/>
          </draw:rect>
          <draw:path draw:style-name="gr47" draw:text-style-name="P11" draw:layer="layout" svg:width="10cm" svg:height="0.875cm" svg:x="10.25cm" svg:y="15.125cm" svg:viewBox="0 0 10001 876" svg:d="m0 500c500-500 1000-500 1500 0s1000 500 1500 0 1000-500 1500 0 1000 500 1500 0 1000-500 1500 0 1000 500 1500 0 500-625 1000-375">
            <text:p text:style-name="P4"/>
          </draw:path>
          <draw:path draw:style-name="gr48" draw:text-style-name="P11" draw:layer="layout" svg:width="10cm" svg:height="0.764cm" svg:x="10.25cm" svg:y="15.236cm" svg:viewBox="0 0 10001 765" svg:d="m0 764c250-750 1500-875 2000-375s1000 500 1500 0 1000-500 1500 0 1000 500 1500 0 1000-500 1500 0 1000 500 1500 0 266-375 500-375">
            <text:p text:style-name="P4"/>
          </draw:path>
          <draw:path draw:style-name="gr49" draw:text-style-name="P11" draw:layer="layout" svg:width="10cm" svg:height="0.509cm" svg:x="10.25cm" svg:y="16.991cm" svg:viewBox="0 0 10001 510" svg:d="m0 259c500-333 1250-333 1750 0s1000 333 1500 0 1000-333 1500 0 1000 333 1500 0 1000-333 1500 0 1000 333 1500 0 250-250 750-250">
            <text:p text:style-name="P4"/>
          </draw:path>
          <draw:rect draw:style-name="gr2" draw:text-style-name="P3" draw:layer="layout" svg:width="3cm" svg:height="9.25cm" svg:x="21.5cm" svg:y="11.5cm">
            <text:p text:style-name="P2"><text:span text:style-name="T1">Légende</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draw:rect>
          <draw:frame draw:style-name="gr10" draw:text-style-name="P5" draw:layer="layout" svg:width="2cm" svg:height="7.5cm" svg:x="22.5cm" svg:y="13.25cm">
            <draw:text-box>
              <text:p text:style-name="P4"><text:span text:style-name="T2">Ondes incidente et</text:span></text:p>
              <text:p text:style-name="P4"><text:span text:style-name="T2">réfléchie</text:span></text:p>
            </draw:text-box>
          </draw:frame>
          <draw:line draw:style-name="gr8" draw:text-style-name="P1" draw:layer="layout" svg:x1="21.75cm" svg:y1="15.25cm" svg:x2="22.5cm" svg:y2="14.5cm">
            <text:p text:style-name="P4"/>
          </draw:line>
          <draw:frame draw:style-name="gr11" draw:text-style-name="P5" draw:layer="layout" svg:width="2cm" svg:height="6.25cm" svg:x="22.5cm" svg:y="14.5cm">
            <draw:text-box>
              <text:p text:style-name="P4"><text:span text:style-name="T2">Somme des</text:span></text:p>
              <text:p text:style-name="P4"><text:span text:style-name="T2">ondes</text:span></text:p>
            </draw:text-box>
          </draw:frame>
          <draw:line draw:style-name="gr50" draw:text-style-name="P1" draw:layer="layout" svg:x1="21.75cm" svg:y1="14cm" svg:x2="22.5cm" svg:y2="13.25cm">
            <text:p text:style-name="P4"/>
          </draw:line>
          <draw:rect draw:style-name="gr41" draw:text-style-name="P11" draw:layer="layout" svg:width="0.75cm" svg:height="0.75cm" svg:x="21.75cm" svg:y="15.75cm">
            <text:p text:style-name="P4"/>
          </draw:rect>
          <draw:frame draw:style-name="gr13" draw:text-style-name="P5" draw:layer="layout" svg:width="2cm" svg:height="5cm" svg:x="22.5cm" svg:y="15.75cm">
            <draw:text-box>
              <text:p text:style-name="P4"><text:span text:style-name="T2">Cavité</text:span></text:p>
            </draw:text-box>
          </draw:frame>
        </draw:g>
        <presentation:notes draw:style-name="dp2">
          <draw:page-thumbnail draw:style-name="gr15" draw:layer="layout" svg:width="14.848cm" svg:height="11.136cm" svg:x="3.075cm" svg:y="2.257cm" draw:page-number="10" presentation:class="page"/>
          <draw:frame presentation:style-name="pr2" draw:text-style-name="P6" draw:layer="layout" svg:width="16.799cm" svg:height="13.114cm" svg:x="2.1cm" svg:y="14.107cm" presentation:class="notes" presentation:placeholder="true">
            <draw:text-box/>
          </draw:frame>
        </presentation:notes>
      </draw:page>
      <draw:page draw:name="page11" draw:style-name="dp1" draw:master-page-name="Standard">
        <draw:g>
          <draw:rect draw:style-name="gr1" draw:text-style-name="P13" draw:layer="layout" svg:width="12cm" svg:height="9.25cm" svg:x="1cm" svg:y="1cm">
            <text:p text:style-name="P4"/>
          </draw:rect>
          <draw:rect draw:style-name="gr2" draw:text-style-name="P16" draw:layer="layout" svg:width="3cm" svg:height="9.25cm" svg:x="13.25cm" svg:y="1cm">
            <text:p text:style-name="P2"><text:span text:style-name="T1">Légende</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draw:rect>
          <draw:frame draw:style-name="gr10" draw:text-style-name="P17" draw:layer="layout" svg:width="2cm" svg:height="7.5cm" svg:x="14.25cm" svg:y="2.75cm">
            <draw:text-box>
              <text:p text:style-name="P4"><text:span text:style-name="T2">Photons</text:span></text:p>
            </draw:text-box>
          </draw:frame>
          <draw:frame draw:style-name="gr11" draw:text-style-name="P17" draw:layer="layout" svg:width="2cm" svg:height="6.25cm" svg:x="14.25cm" svg:y="4cm">
            <draw:text-box>
              <text:p text:style-name="P4"><text:span text:style-name="T2">Trous</text:span></text:p>
            </draw:text-box>
          </draw:frame>
          <draw:frame draw:style-name="gr17" draw:text-style-name="P17" draw:layer="layout" svg:width="2cm" svg:height="2.5cm" svg:x="14.25cm" svg:y="7.75cm">
            <draw:text-box>
              <text:p text:style-name="P4"><text:span text:style-name="T2">Matériau N</text:span></text:p>
            </draw:text-box>
          </draw:frame>
          <draw:frame draw:style-name="gr14" draw:text-style-name="P17" draw:layer="layout" svg:width="2cm" svg:height="3.75cm" svg:x="14.25cm" svg:y="6.5cm">
            <draw:text-box>
              <text:p text:style-name="P4"><text:span text:style-name="T2">Jonction</text:span></text:p>
            </draw:text-box>
          </draw:frame>
          <draw:g>
            <draw:g>
              <draw:polygon draw:style-name="gr32" draw:text-style-name="P12" draw:layer="layout" svg:width="7.5cm" svg:height="3cm" svg:x="3.5cm" svg:y="6cm" svg:viewBox="0 0 7501 3001" draw:points="0,0 0,3000 7500,3000 7500,0">
                <text:p text:style-name="P4"/>
              </draw:polygon>
            </draw:g>
            <draw:g>
              <draw:polygon draw:style-name="gr33" draw:text-style-name="P12" draw:layer="layout" svg:width="7.5cm" svg:height="1cm" svg:x="3.5cm" svg:y="5cm" svg:viewBox="0 0 7501 1001" draw:points="0,0 0,1000 7500,1000 7500,0">
                <text:p text:style-name="P4"/>
              </draw:polygon>
            </draw:g>
            <draw:g>
              <draw:polygon draw:style-name="gr36" draw:text-style-name="P12" draw:layer="layout" svg:width="7.5cm" svg:height="3cm" svg:x="3.5cm" svg:y="2cm" svg:viewBox="0 0 7501 3001" draw:points="0,0 0,3000 7500,3000 7500,0">
                <text:p text:style-name="P4"/>
              </draw:polygon>
            </draw:g>
          </draw:g>
          <draw:g>
            <draw:polygon draw:style-name="gr39" draw:text-style-name="P12" draw:layer="layout" svg:width="0.75cm" svg:height="0.375cm" svg:x="13.5cm" svg:y="6.5cm" svg:viewBox="0 0 751 376" draw:points="0,188 375,375 750,188 375,0">
              <text:p text:style-name="P4"/>
            </draw:polygon>
            <draw:polygon draw:style-name="gr39" draw:text-style-name="P12" draw:layer="layout" svg:width="0.375cm" svg:height="0.562cm" svg:x="13.5cm" svg:y="6.688cm" svg:viewBox="0 0 376 563" draw:points="0,0 0,375 375,562 375,187">
              <text:p text:style-name="P4"/>
            </draw:polygon>
            <draw:polygon draw:style-name="gr39" draw:text-style-name="P12" draw:layer="layout" svg:width="0.375cm" svg:height="0.562cm" svg:x="13.875cm" svg:y="6.688cm" svg:viewBox="0 0 376 563" draw:points="0,562 375,375 375,0 0,187">
              <text:p text:style-name="P4"/>
            </draw:polygon>
          </draw:g>
          <draw:g>
            <draw:polygon draw:style-name="gr36" draw:text-style-name="P12" draw:layer="layout" svg:width="0.75cm" svg:height="0.375cm" svg:x="13.5cm" svg:y="7.75cm" svg:viewBox="0 0 751 376" draw:points="0,188 375,375 750,188 375,0">
              <text:p text:style-name="P4"/>
            </draw:polygon>
            <draw:polygon draw:style-name="gr36" draw:text-style-name="P12" draw:layer="layout" svg:width="0.375cm" svg:height="0.562cm" svg:x="13.5cm" svg:y="7.938cm" svg:viewBox="0 0 376 563" draw:points="0,0 0,375 375,562 375,187">
              <text:p text:style-name="P4"/>
            </draw:polygon>
            <draw:polygon draw:style-name="gr36" draw:text-style-name="P12" draw:layer="layout" svg:width="0.375cm" svg:height="0.562cm" svg:x="13.875cm" svg:y="7.938cm" svg:viewBox="0 0 376 563" draw:points="0,562 375,375 375,0 0,187">
              <text:p text:style-name="P4"/>
            </draw:polygon>
          </draw:g>
          <draw:g>
            <draw:polygon draw:style-name="gr32" draw:text-style-name="P12" draw:layer="layout" svg:width="0.75cm" svg:height="0.375cm" svg:x="13.5cm" svg:y="9cm" svg:viewBox="0 0 751 376" draw:points="0,188 375,375 750,188 375,0">
              <text:p text:style-name="P4"/>
            </draw:polygon>
            <draw:polygon draw:style-name="gr32" draw:text-style-name="P12" draw:layer="layout" svg:width="0.375cm" svg:height="0.562cm" svg:x="13.5cm" svg:y="9.188cm" svg:viewBox="0 0 376 563" draw:points="0,0 0,375 375,562 375,187">
              <text:p text:style-name="P4"/>
            </draw:polygon>
            <draw:polygon draw:style-name="gr32" draw:text-style-name="P12" draw:layer="layout" svg:width="0.375cm" svg:height="0.562cm" svg:x="13.875cm" svg:y="9.188cm" svg:viewBox="0 0 376 563" draw:points="0,562 375,375 375,0 0,187">
              <text:p text:style-name="P4"/>
            </draw:polygon>
          </draw:g>
          <draw:frame draw:style-name="gr13" draw:text-style-name="P17" draw:layer="layout" svg:width="2cm" svg:height="5cm" svg:x="14.25cm" svg:y="5.25cm">
            <draw:text-box>
              <text:p text:style-name="P4"><text:span text:style-name="T2">Électrons</text:span></text:p>
            </draw:text-box>
          </draw:frame>
          <draw:frame draw:style-name="gr28" draw:text-style-name="P17" draw:layer="layout" svg:width="2cm" svg:height="1.25cm" svg:x="14.25cm" svg:y="9cm">
            <draw:text-box>
              <text:p text:style-name="P4"><text:span text:style-name="T2">Matériau P</text:span></text:p>
            </draw:text-box>
          </draw:frame>
          <draw:circle draw:style-name="gr51" draw:text-style-name="P14" draw:layer="layout" svg:width="0.75cm" svg:height="0.75cm" svg:x="4.25cm" svg:y="3cm">
            <text:p text:style-name="P2"><text:span text:style-name="T6">e</text:span></text:p>
          </draw:circle>
          <draw:circle draw:style-name="gr52" draw:text-style-name="P14" draw:layer="layout" svg:width="0.75cm" svg:height="0.75cm" svg:x="4.25cm" svg:y="7.25cm">
            <text:p text:style-name="P2"><text:span text:style-name="T6">t</text:span></text:p>
          </draw:circle>
          <draw:circle draw:style-name="gr51" draw:text-style-name="P14" draw:layer="layout" svg:width="0.75cm" svg:height="0.75cm" svg:x="5.75cm" svg:y="2.75cm">
            <text:p text:style-name="P2"><text:span text:style-name="T6">e</text:span></text:p>
          </draw:circle>
          <draw:circle draw:style-name="gr52" draw:text-style-name="P14" draw:layer="layout" svg:width="0.75cm" svg:height="0.75cm" svg:x="5.75cm" svg:y="7cm">
            <text:p text:style-name="P2"><text:span text:style-name="T6">t</text:span></text:p>
          </draw:circle>
          <draw:circle draw:style-name="gr51" draw:text-style-name="P14" draw:layer="layout" svg:width="0.75cm" svg:height="0.75cm" svg:x="7cm" svg:y="3.25cm">
            <text:p text:style-name="P2"><text:span text:style-name="T6">e</text:span></text:p>
          </draw:circle>
          <draw:circle draw:style-name="gr52" draw:text-style-name="P14" draw:layer="layout" svg:width="0.75cm" svg:height="0.75cm" svg:x="9cm" svg:y="7cm">
            <text:p text:style-name="P2"><text:span text:style-name="T6">t</text:span></text:p>
          </draw:circle>
          <draw:circle draw:style-name="gr51" draw:text-style-name="P14" draw:layer="layout" svg:width="0.75cm" svg:height="0.75cm" svg:x="7.75cm" svg:y="2.25cm">
            <text:p text:style-name="P2"><text:span text:style-name="T6">e</text:span></text:p>
          </draw:circle>
          <draw:circle draw:style-name="gr52" draw:text-style-name="P14" draw:layer="layout" svg:width="0.75cm" svg:height="0.75cm" svg:x="6.75cm" svg:y="7.5cm">
            <text:p text:style-name="P2"><text:span text:style-name="T6">t</text:span></text:p>
          </draw:circle>
          <draw:circle draw:style-name="gr51" draw:text-style-name="P14" draw:layer="layout" svg:width="0.75cm" svg:height="0.75cm" svg:x="8.75cm" svg:y="3.5cm">
            <text:p text:style-name="P2"><text:span text:style-name="T6">e</text:span></text:p>
          </draw:circle>
          <draw:circle draw:style-name="gr52" draw:text-style-name="P14" draw:layer="layout" svg:width="0.75cm" svg:height="0.75cm" svg:x="8.75cm" svg:y="7.75cm">
            <text:p text:style-name="P2"><text:span text:style-name="T6">t</text:span></text:p>
          </draw:circle>
          <draw:circle draw:style-name="gr51" draw:text-style-name="P14" draw:layer="layout" svg:width="0.75cm" svg:height="0.75cm" svg:x="8cm" svg:y="4.5cm">
            <text:p text:style-name="P2"><text:span text:style-name="T6">e</text:span></text:p>
          </draw:circle>
          <draw:circle draw:style-name="gr52" draw:text-style-name="P14" draw:layer="layout" svg:width="0.75cm" svg:height="0.75cm" svg:x="8cm" svg:y="6cm">
            <text:p text:style-name="P2"><text:span text:style-name="T6">t</text:span></text:p>
          </draw:circle>
          <draw:circle draw:style-name="gr51" draw:text-style-name="P14" draw:layer="layout" svg:width="0.75cm" svg:height="0.75cm" svg:x="4.75cm" svg:y="4.75cm">
            <text:p text:style-name="P2"><text:span text:style-name="T6">e</text:span></text:p>
          </draw:circle>
          <draw:circle draw:style-name="gr52" draw:text-style-name="P14" draw:layer="layout" svg:width="0.75cm" svg:height="0.75cm" svg:x="4.75cm" svg:y="5.5cm">
            <text:p text:style-name="P2"><text:span text:style-name="T6">t</text:span></text:p>
          </draw:circle>
          <draw:circle draw:style-name="gr51" draw:text-style-name="P14" draw:layer="layout" svg:width="0.75cm" svg:height="0.75cm" svg:x="13.5cm" svg:y="5.25cm">
            <text:p text:style-name="P2"><text:span text:style-name="T6">e</text:span></text:p>
          </draw:circle>
          <draw:circle draw:style-name="gr52" draw:text-style-name="P14" draw:layer="layout" svg:width="0.75cm" svg:height="0.75cm" svg:x="13.5cm" svg:y="4cm">
            <text:p text:style-name="P2"><text:span text:style-name="T6">t</text:span></text:p>
          </draw:circle>
          <draw:custom-shape draw:style-name="gr43" draw:text-style-name="P12" draw:layer="layout" svg:width="0.75cm" svg:height="0.5cm" svg:x="4cm" svg:y="5.25cm">
            <text:p text:style-name="P4"/>
            <draw:enhanced-geometry svg:viewBox="0 0 21600 21600" draw:text-areas="?f7 ?f0 21600 ?f2" draw:type="left-arrow" draw:modifiers="9894.00798934754 7027.54491017964"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 draw:text-style-name="P12" draw:layer="layout" svg:width="1.25cm" svg:height="1cm" svg:x="4.5cm" svg:y="5cm">
            <text:p text:style-name="P4"/>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3" draw:text-style-name="P12" draw:layer="layout" svg:width="0.75cm" svg:height="0.5cm" svg:x="1.75cm" svg:y="5.25cm">
            <text:p text:style-name="P4"/>
            <draw:enhanced-geometry svg:viewBox="0 0 21600 21600" draw:text-areas="?f7 ?f0 21600 ?f2" draw:type="left-arrow" draw:modifiers="9894.00798934754 7027.54491017964"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12" draw:layer="layout" svg:width="0.75cm" svg:height="0.5cm" svg:x="6.75cm" svg:y="5.25cm">
            <text:p text:style-name="P4"/>
            <draw:enhanced-geometry svg:viewBox="0 0 21600 21600" draw:text-areas="?f7 ?f0 21600 ?f2" draw:type="left-arrow" draw:modifiers="9894.00798934754 7027.54491017964"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12" draw:layer="layout" svg:width="0.75cm" svg:height="0.5cm" svg:x="9cm" svg:y="5.25cm">
            <text:p text:style-name="P4"/>
            <draw:enhanced-geometry svg:viewBox="0 0 21600 21600" draw:mirror-horizontal="true" draw:text-areas="?f7 ?f0 21600 ?f2" draw:type="left-arrow" draw:modifiers="9894.00798934754 7027.54491017964"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12" draw:layer="layout" svg:width="0.75cm" svg:height="0.5cm" svg:x="10.25cm" svg:y="5.25cm">
            <text:p text:style-name="P4"/>
            <draw:enhanced-geometry svg:viewBox="0 0 21600 21600" draw:mirror-horizontal="true" draw:text-areas="?f7 ?f0 21600 ?f2" draw:type="left-arrow" draw:modifiers="9894.00798934754 7027.54491017964"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12" draw:layer="layout" svg:width="0.75cm" svg:height="0.5cm" svg:x="13.5cm" svg:y="2.75cm">
            <text:p text:style-name="P4"/>
            <draw:enhanced-geometry svg:viewBox="0 0 21600 21600" draw:text-areas="?f7 ?f0 21600 ?f2" draw:type="left-arrow" draw:modifiers="9894.00798934754 7027.54491017964"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4" draw:text-style-name="P18" draw:layer="layout" svg:width="2cm" svg:height="0.971cm" svg:x="6.25cm" svg:y="1.25cm">
            <draw:text-box>
              <text:p text:style-name="P4"><text:span text:style-name="T6">V-</text:span></text:p>
            </draw:text-box>
          </draw:frame>
          <draw:frame draw:style-name="gr54" draw:text-style-name="P18" draw:layer="layout" svg:width="2cm" svg:height="0.971cm" svg:x="6.25cm" svg:y="9.037cm">
            <draw:text-box>
              <text:p text:style-name="P4"><text:span text:style-name="T6">V+</text:span></text:p>
            </draw:text-box>
          </draw:frame>
        </draw:g>
        <presentation:notes draw:style-name="dp2">
          <draw:page-thumbnail draw:style-name="gr15" draw:layer="layout" svg:width="14.848cm" svg:height="11.136cm" svg:x="3.075cm" svg:y="2.257cm" draw:page-number="11" presentation:class="page"/>
          <draw:frame presentation:style-name="pr2" draw:text-style-name="P6" draw:layer="layout" svg:width="16.799cm" svg:height="13.114cm" svg:x="2.1cm" svg:y="14.107cm" presentation:class="notes" presentation:placeholder="true">
            <draw:text-box/>
          </draw:frame>
        </presentation:notes>
      </draw:page>
      <draw:page draw:name="page12" draw:style-name="dp1" draw:master-page-name="Standard">
        <draw:g>
          <draw:rect draw:style-name="gr1" draw:text-style-name="P11" draw:layer="layout" svg:width="9.25cm" svg:height="9.25cm" svg:x="4.5cm" svg:y="3cm">
            <text:p text:style-name="P4"/>
          </draw:rect>
          <draw:g>
            <draw:circle draw:style-name="gr55" draw:text-style-name="P11" draw:layer="layout" svg:width="8.25cm" svg:height="8.25cm" svg:x="5cm" svg:y="3.5cm">
              <text:p text:style-name="P4"/>
            </draw:circle>
            <draw:circle draw:style-name="gr56" draw:text-style-name="P11" draw:layer="layout" svg:width="6.75cm" svg:height="6.75cm" svg:x="5.75cm" svg:y="4.25cm">
              <text:p text:style-name="P4"/>
            </draw:circle>
            <draw:circle draw:style-name="gr57" draw:text-style-name="P11" draw:layer="layout" svg:width="5.25cm" svg:height="5.25cm" svg:x="6.5cm" svg:y="5cm">
              <text:p text:style-name="P4"/>
            </draw:circle>
            <draw:ellipse draw:style-name="gr57" draw:text-style-name="P11" draw:layer="layout" svg:width="2.75cm" svg:height="4.75cm" svg:x="7.75cm" svg:y="5.25cm">
              <text:p text:style-name="P4"/>
            </draw:ellipse>
            <draw:ellipse draw:style-name="gr57" draw:text-style-name="P11" draw:layer="layout" svg:width="4.75cm" svg:height="2.75cm" svg:x="6.75cm" svg:y="6.25cm">
              <text:p text:style-name="P4"/>
            </draw:ellipse>
            <draw:circle draw:style-name="gr58" draw:text-style-name="P11" draw:layer="layout" svg:width="2.75cm" svg:height="2.75cm" svg:x="7.75cm" svg:y="6.25cm">
              <text:p text:style-name="P4"/>
            </draw:circle>
            <draw:circle draw:style-name="gr59" draw:text-style-name="P11" draw:layer="layout" svg:width="1.25cm" svg:height="1.25cm" svg:x="8.5cm" svg:y="7cm">
              <text:p text:style-name="P4"/>
            </draw:circle>
          </draw:g>
        </draw:g>
        <presentation:notes draw:style-name="dp2">
          <draw:page-thumbnail draw:style-name="gr15" draw:layer="layout" svg:width="14.848cm" svg:height="11.136cm" svg:x="3.075cm" svg:y="2.257cm" draw:page-number="12" presentation:class="page"/>
          <draw:frame presentation:style-name="pr2"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3" draw:display-name="Gradient 3" draw:style="radial" draw:cx="30%" draw:cy="30%" draw:start-color="#800000" draw:end-color="#ffff00" draw:start-intensity="100%" draw:end-intensity="100%" draw:border="20%"/>
    <draw:gradient draw:name="Gradient_20_7" draw:display-name="Gradient 7" draw:style="radial" draw:cx="20%" draw:cy="20%" draw:start-color="#0000ff" draw:end-color="#ffffff" draw:start-intensity="100%" draw:end-intensity="100%" draw:border="0%"/>
    <draw:gradient draw:name="Gradient_20_8" draw:display-name="Gradient 8" draw:style="radial" draw:cx="80%" draw:cy="80%" draw:start-color="#ff6633" draw:end-color="#ffffff" draw:start-intensity="100%" draw:end-intensity="100%" draw:border="0%"/>
    <draw:gradient draw:name="Gradient_20_9" draw:display-name="Gradient 9" draw:style="radial" draw:cx="50%" draw:cy="50%" draw:start-color="#99ccff" draw:end-color="#ffffff" draw:start-intensity="100%" draw:end-intensity="100%" draw:border="20%"/>
    <draw:gradient draw:name="Square_20_yellow_2f_white" draw:display-name="Square yellow/white" draw:style="square" draw:cx="50%" draw:cy="50%" draw:start-color="#e6ff00" draw:end-color="#ffffff" draw:start-intensity="100%" draw:end-intensity="100%" draw:angle="27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Mixte" draw:style="rect" draw:dots1="1" draw:dots1-length="0.1cm" draw:dots2="1" draw:dots2-length="0.7cm" draw:distance="0.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fr" style:country-asian="FR" style:font-family-complex="Tahoma" style:font-family-generic-complex="system" style:font-pitch-complex="variable" style:font-size-complex="24pt" style:language-complex="fr" style:country-complex="F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Standard-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Standard-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background" style:family="presentation">
      <style:graphic-properties draw:stroke="none" draw:fill="none"/>
    </style:style>
    <style:style style:name="Standard-backgroundobjects" style:family="presentation">
      <style:graphic-properties draw:shadow="hidden" draw:shadow-offset-x="0.3cm" draw:shadow-offset-y="0.3cm" draw:shadow-color="#808080"/>
    </style:style>
    <style:style style:name="Standard-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left="2.4cm" fo:margin-right="0cm" fo:margin-top="0cm" fo:margin-bottom="0.4cm" fo:text-indent="-0.8cm"/>
      <style:text-properties fo:font-size="28pt" style:font-size-asian="28pt" style:font-size-complex="28pt"/>
    </style:style>
    <style:style style:name="Standard-outline3" style:family="presentation" style:parent-style-name="Standard-outline2">
      <style:paragraph-properties fo:margin-left="3.6cm" fo:margin-right="0cm" fo:margin-top="0cm" fo:margin-bottom="0.3cm" fo:text-indent="-0.6cm"/>
      <style:text-properties fo:font-size="24pt" style:font-size-asian="24pt" style:font-size-complex="24pt"/>
    </style:style>
    <style:style style:name="Standard-outline4" style:family="presentation" style:parent-style-name="Standard-outline3">
      <style:paragraph-properties fo:margin-left="4.8cm" fo:margin-right="0cm" fo:margin-top="0cm" fo:margin-bottom="0.2cm" fo:text-indent="-0.6cm"/>
      <style:text-properties fo:font-size="20pt" style:font-size-asian="20pt" style:font-size-complex="20pt"/>
    </style:style>
    <style:style style:name="Standard-outline5" style:family="presentation" style:parent-style-name="Standard-outline4">
      <style:paragraph-properties fo:margin-left="6cm" fo:margin-right="0cm" fo:margin-top="0cm" fo:margin-bottom="0.1cm" fo:text-indent="-0.6cm"/>
      <style:text-properties fo:font-size="20pt" style:font-size-asian="20pt" style:font-size-complex="20pt"/>
    </style:style>
    <style:style style:name="Standard-outline6" style:family="presentation" style:parent-style-name="Standard-outline5">
      <style:paragraph-properties fo:margin-left="7.2cm" fo:margin-right="0cm" fo:margin-top="0cm" fo:margin-bottom="0.1cm" fo:text-indent="-0.6cm"/>
      <style:text-properties fo:font-size="20pt" style:font-size-asian="20pt" style:font-size-complex="20pt"/>
    </style:style>
    <style:style style:name="Standard-outline7" style:family="presentation" style:parent-style-name="Standard-outline6">
      <style:paragraph-properties fo:margin-left="8.4cm" fo:margin-right="0cm" fo:margin-top="0cm" fo:margin-bottom="0.1cm" fo:text-indent="-0.6cm"/>
      <style:text-properties fo:font-size="20pt" style:font-size-asian="20pt" style:font-size-complex="20pt"/>
    </style:style>
    <style:style style:name="Standard-outline8" style:family="presentation" style:parent-style-name="Standard-outline7">
      <style:paragraph-properties fo:margin-left="9.6cm" fo:margin-right="0cm" fo:margin-top="0cm" fo:margin-bottom="0.1cm" fo:text-indent="-0.6cm"/>
      <style:text-properties fo:font-size="20pt" style:font-size-asian="20pt" style:font-size-complex="20pt"/>
    </style:style>
    <style:style style:name="Standard-outline9" style:family="presentation" style:parent-style-name="Standard-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Standard-backgroundobjects">
      <style:graphic-properties draw:stroke="none" draw:fill="none" draw:fill-color="#ffffff" draw:auto-grow-height="false" fo:min-height="1.449cm"/>
    </style:style>
    <style:style style:name="pr2" style:family="presentation" style:parent-style-name="Standard-backgroundobjects">
      <style:graphic-properties draw:stroke="none" draw:fill="none" draw:fill-color="#ffffff" draw:auto-grow-height="false" fo:min-height="1.485cm"/>
    </style:style>
    <style:style style:name="pr3" style:family="presentation" style:parent-style-name="Standard-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éro&gt;</text:page-number></text:span></text:p>
        </draw:text-box>
      </draw:frame>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Standard" style:page-layout-name="PM1" draw:style-name="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6cm" svg:y="19.131cm" presentation:class="page-number">
        <draw:text-box>
          <text:p text:style-name="P2"><text:span text:style-name="T1"><text:page-number>&lt;numéro&gt;</text:page-number></text:span></text:p>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pr2" draw:text-style-name="P1" draw:layer="backgroundobjects" svg:width="9.113cm" svg:height="1.484cm" svg:x="0cm" svg:y="0cm" presentation:class="header">
          <draw:text-box>
            <text:p text:style-name="P1"><text:span text:style-name="T1"><presentation:header/></text:span></text:p>
          </draw:text-box>
        </draw:frame>
        <draw:frame presentation:style-name="pr2" draw:text-style-name="P2" draw:layer="backgroundobjects" svg:width="9.113cm" svg:height="1.484cm" svg:x="11.886cm" svg:y="0cm" presentation:class="date-time">
          <draw:text-box>
            <text:p text:style-name="P2"><text:span text:style-name="T1"><presentation:date-time/></text:span></text:p>
          </draw:text-box>
        </draw:frame>
        <draw:frame presentation:style-name="pr3" draw:text-style-name="P1" draw:layer="backgroundobjects" svg:width="9.113cm" svg:height="1.484cm" svg:x="0cm" svg:y="28.215cm" presentation:class="footer">
          <draw:text-box>
            <text:p text:style-name="P1"><text:span text:style-name="T1"><presentation:footer/></text:span></text:p>
          </draw:text-box>
        </draw:frame>
        <draw:frame presentation:style-name="pr3" draw:text-style-name="P2" draw:layer="backgroundobjects" svg:width="9.113cm" svg:height="1.484cm" svg:x="11.886cm" svg:y="28.215cm" presentation:class="page-number">
          <draw:text-box>
            <text:p text:style-name="P2"><text:span text:style-name="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5$Build-9073</meta:generator>
    <meta:initial-creator>Vincent</meta:initial-creator>
    <meta:creation-date>2006-12-03T21:04:11</meta:creation-date>
    <dc:creator>Vincent</dc:creator>
    <dc:date>2006-12-06T22:28:24</dc:date>
    <dc:language>fr-FR</dc:language>
    <meta:editing-cycles>74</meta:editing-cycles>
    <meta:editing-duration>PT12H26M31S</meta:editing-duration>
    <meta:user-defined meta:name="Info 1"/>
    <meta:user-defined meta:name="Info 2"/>
    <meta:user-defined meta:name="Info 3"/>
    <meta:user-defined meta:name="Info 4"/>
    <meta:document-statistic meta:object-count="451"/>
  </office:meta>
</office:document-meta>
</file>

<file path=Object 1/content.xml><?xml version="1.0" encoding="utf-8"?>
<!DOCTYPE math  PUBLIC '-//OpenOffice.org//DTD Modified W3C MathML 1.01//EN'  'math.dtd'>
<math:math xmlns:math="http://www.w3.org/1998/Math/MathML">
  <math:semantics>
    <math:mo math:stretchy="false">α</math:mo>
    <math:annotation math:encoding="StarMath 5.0">%alpha

</math:annotation>
  </math:semantics>
</math:math>
</file>

<file path=Object 10/content.xml><?xml version="1.0" encoding="utf-8"?>
<!DOCTYPE math  PUBLIC '-//OpenOffice.org//DTD Modified W3C MathML 1.01//EN'  'math.dtd'>
<math:math xmlns:math="http://www.w3.org/1998/Math/MathML">
  <math:semantics>
    <math:msub>
      <math:mi>E</math:mi>
      <math:mn>2</math:mn>
    </math:msub>
    <math:annotation math:encoding="StarMath 5.0">E_2</math:annotation>
  </math:semantics>
</math:math>
</file>

<file path=Object 11/content.xml><?xml version="1.0" encoding="utf-8"?>
<!DOCTYPE math  PUBLIC '-//OpenOffice.org//DTD Modified W3C MathML 1.01//EN'  'math.dtd'>
<math:math xmlns:math="http://www.w3.org/1998/Math/MathML">
  <math:semantics>
    <math:mrow>
      <math:mi>h</math:mi>
      <math:mo math:stretchy="false">⋅</math:mo>
      <math:mo math:stretchy="false">ν</math:mo>
    </math:mrow>
    <math:annotation math:encoding="StarMath 5.0">h cdot %nu</math:annotation>
  </math:semantics>
</math:math>
</file>

<file path=Object 12/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13/content.xml><?xml version="1.0" encoding="utf-8"?>
<!DOCTYPE math  PUBLIC '-//OpenOffice.org//DTD Modified W3C MathML 1.01//EN'  'math.dtd'>
<math:math xmlns:math="http://www.w3.org/1998/Math/MathML">
  <math:semantics>
    <math:msub>
      <math:mi>E</math:mi>
      <math:mn>2</math:mn>
    </math:msub>
    <math:annotation math:encoding="StarMath 5.0">E_2</math:annotation>
  </math:semantics>
</math:math>
</file>

<file path=Object 14/content.xml><?xml version="1.0" encoding="utf-8"?>
<!DOCTYPE math  PUBLIC '-//OpenOffice.org//DTD Modified W3C MathML 1.01//EN'  'math.dtd'>
<math:math xmlns:math="http://www.w3.org/1998/Math/MathML">
  <math:semantics>
    <math:mrow>
      <math:mrow>
        <math:mn>2</math:mn>
        <math:mo math:stretchy="false">⋅</math:mo>
        <math:mi>h</math:mi>
      </math:mrow>
      <math:mo math:stretchy="false">⋅</math:mo>
      <math:mo math:stretchy="false">ν</math:mo>
    </math:mrow>
    <math:annotation math:encoding="StarMath 5.0">2 cdot h cdot %nu</math:annotation>
  </math:semantics>
</math:math>
</file>

<file path=Object 15/content.xml><?xml version="1.0" encoding="utf-8"?>
<!DOCTYPE math  PUBLIC '-//OpenOffice.org//DTD Modified W3C MathML 1.01//EN'  'math.dtd'>
<math:math xmlns:math="http://www.w3.org/1998/Math/MathML">
  <math:semantics>
    <math:mrow>
      <math:mi>h</math:mi>
      <math:mo math:stretchy="false">⋅</math:mo>
      <math:mo math:stretchy="false">ν</math:mo>
    </math:mrow>
    <math:annotation math:encoding="StarMath 5.0">h cdot %nu</math:annotation>
  </math:semantics>
</math:math>
</file>

<file path=Object 16/content.xml><?xml version="1.0" encoding="utf-8"?>
<!DOCTYPE math  PUBLIC '-//OpenOffice.org//DTD Modified W3C MathML 1.01//EN'  'math.dtd'>
<math:math xmlns:math="http://www.w3.org/1998/Math/MathML">
  <math:semantics>
    <math:mrow>
      <math:mi>h</math:mi>
      <math:mo math:stretchy="false">⋅</math:mo>
      <math:mo math:stretchy="false">ν</math:mo>
    </math:mrow>
    <math:annotation math:encoding="StarMath 5.0">h cdot %nu</math:annotation>
  </math:semantics>
</math:math>
</file>

<file path=Object 2/content.xml><?xml version="1.0" encoding="utf-8"?>
<!DOCTYPE math  PUBLIC '-//OpenOffice.org//DTD Modified W3C MathML 1.01//EN'  'math.dtd'>
<math:math xmlns:math="http://www.w3.org/1998/Math/MathML">
  <math:semantics>
    <math:mi>l</math:mi>
    <math:annotation math:encoding="StarMath 5.0">l
</math:annotation>
  </math:semantics>
</math:math>
</file>

<file path=Object 3/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4/content.xml><?xml version="1.0" encoding="utf-8"?>
<!DOCTYPE math  PUBLIC '-//OpenOffice.org//DTD Modified W3C MathML 1.01//EN'  'math.dtd'>
<math:math xmlns:math="http://www.w3.org/1998/Math/MathML">
  <math:semantics>
    <math:msub>
      <math:mi>E</math:mi>
      <math:mn>2</math:mn>
    </math:msub>
    <math:annotation math:encoding="StarMath 5.0">E_2</math:annotation>
  </math:semantics>
</math:math>
</file>

<file path=Object 5/content.xml><?xml version="1.0" encoding="utf-8"?>
<!DOCTYPE math  PUBLIC '-//OpenOffice.org//DTD Modified W3C MathML 1.01//EN'  'math.dtd'>
<math:math xmlns:math="http://www.w3.org/1998/Math/MathML">
  <math:semantics>
    <math:mrow>
      <math:mi>h</math:mi>
      <math:mo math:stretchy="false">⋅</math:mo>
      <math:mo math:stretchy="false">ν</math:mo>
    </math:mrow>
    <math:annotation math:encoding="StarMath 5.0">h cdot %nu</math:annotation>
  </math:semantics>
</math:math>
</file>

<file path=Object 6/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7/content.xml><?xml version="1.0" encoding="utf-8"?>
<!DOCTYPE math  PUBLIC '-//OpenOffice.org//DTD Modified W3C MathML 1.01//EN'  'math.dtd'>
<math:math xmlns:math="http://www.w3.org/1998/Math/MathML">
  <math:semantics>
    <math:msub>
      <math:mi>E</math:mi>
      <math:mn>2</math:mn>
    </math:msub>
    <math:annotation math:encoding="StarMath 5.0">E_2</math:annotation>
  </math:semantics>
</math:math>
</file>

<file path=Object 8/content.xml><?xml version="1.0" encoding="utf-8"?>
<!DOCTYPE math  PUBLIC '-//OpenOffice.org//DTD Modified W3C MathML 1.01//EN'  'math.dtd'>
<math:math xmlns:math="http://www.w3.org/1998/Math/MathML">
  <math:semantics>
    <math:mrow>
      <math:mrow>
        <math:mn>2</math:mn>
        <math:mo math:stretchy="false">⋅</math:mo>
        <math:mi>h</math:mi>
      </math:mrow>
      <math:mo math:stretchy="false">⋅</math:mo>
      <math:mo math:stretchy="false">ν</math:mo>
    </math:mrow>
    <math:annotation math:encoding="StarMath 5.0">2 cdot h cdot %nu</math:annotation>
  </math:semantics>
</math:math>
</file>

<file path=Object 9/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